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/>
    <style:style style:name="ce6" style:family="table-cell" style:parent-style-name="Default" style:data-style-name="N2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ackground-color="#ffff00"/>
      <style:text-properties fo:color="#80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1">
      <style:table-cell-properties fo:border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ohniska" table:style-name="ta1">
        <table:table-column table:style-name="co1" table:number-columns-repeated="15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9"/>
          <table:table-cell table:number-columns-repeated="4" office:value-type="string" calcext:value-type="string">
            <text:p>cm</text:p>
          </table:table-cell>
          <table:table-cell office:value-type="string" calcext:value-type="string">
            <text:p>mm</text:p>
          </table:table-cell>
          <table:table-cell/>
          <table:table-cell table:style-name="Default" office:value-type="string" calcext:value-type="string">
            <text:p>c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cka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Y'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fB</text:p>
          </table:table-cell>
          <table:table-cell office:value-type="string" calcext:value-type="string">
            <text:p>rel beta</text:p>
          </table:table-cell>
          <table:table-cell office:value-type="string" calcext:value-type="string">
            <text:p>f normaln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5" calcext:value-type="float">
            <text:p>44.5</text:p>
          </table:table-cell>
          <table:table-cell office:value-type="float" office:value="60" calcext:value-type="float">
            <text:p>60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2" calcext:value-type="float">
            <text:p>118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[ohniska.C3]-[ohniska.$B$18]" office:value-type="float" office:value="54" calcext:value-type="float">
            <text:p>54.0</text:p>
          </table:table-cell>
          <table:table-cell table:style-name="ce1" table:formula="of:=ABS([ohniska.B3]-[ohniska.B4])" office:value-type="float" office:value="24.1" calcext:value-type="float">
            <text:p>24.1</text:p>
          </table:table-cell>
          <table:table-cell table:style-name="ce1" table:formula="of:=[ohniska.B3]-[ohniska.$B$18]" office:value-type="float" office:value="38.5" calcext:value-type="float">
            <text:p>38.5</text:p>
          </table:table-cell>
          <table:table-cell table:style-name="ce1" table:formula="of:=[ohniska.C3]-[ohniska.B3]" office:value-type="float" office:value="15.5" calcext:value-type="float">
            <text:p>15.5</text:p>
          </table:table-cell>
          <table:table-cell table:style-name="ce1" table:formula="of:=ABS([ohniska.D3]-[ohniska.E3])" office:value-type="float" office:value="3.7" calcext:value-type="float">
            <text:p>3.7</text:p>
          </table:table-cell>
          <table:table-cell table:style-name="ce4" table:formula="of:=[ohniska.N3]/[ohniska.$D$18]" office:value-type="float" office:value="0.37" calcext:value-type="float">
            <text:p>0.37</text:p>
          </table:table-cell>
          <table:table-cell table:formula="of:=([ohniska.J3]^2-[ohniska.K3]^2)/4/[ohniska.J3]" office:value-type="float" office:value="10.8110648148148" calcext:value-type="float">
            <text:p>10.81</text:p>
          </table:table-cell>
          <table:table-cell table:formula="of:=[.$T$5]/[.O3]" office:value-type="float" office:value="0.0810810810810811" calcext:value-type="float">
            <text:p>0.08108108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60" calcext:value-type="float">
            <text:p>60</text:p>
          </table:table-cell>
          <table:table-cell office:value-type="float" office:value="117.3" calcext:value-type="float">
            <text:p>117.3</text:p>
          </table:table-cell>
          <table:table-cell office:value-type="float" office:value="143.8" calcext:value-type="float">
            <text:p>143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ce1" table:formula="of:=[ohniska.B4]-[ohniska.$B$18]" office:value-type="float" office:value="14.4" calcext:value-type="float">
            <text:p>14.4</text:p>
          </table:table-cell>
          <table:table-cell table:style-name="ce1" table:formula="of:=[ohniska.C4]-[ohniska.B4]" office:value-type="float" office:value="39.6" calcext:value-type="float">
            <text:p>39.6</text:p>
          </table:table-cell>
          <table:table-cell table:style-name="ce1" table:formula="of:=ABS([ohniska.D4]-[ohniska.E4])" office:value-type="float" office:value="26.5" calcext:value-type="float">
            <text:p>26.5</text:p>
          </table:table-cell>
          <table:table-cell table:style-name="ce2" table:formula="of:=[ohniska.N4]/[ohniska.$D$18]" office:value-type="float" office:value="2.65" calcext:value-type="float">
            <text:p>2.65</text:p>
          </table:table-cell>
          <table:table-cell/>
          <table:table-cell table:formula="of:=[.$T$5]/[.O4]" office:value-type="float" office:value="0.0113207547169811" calcext:value-type="float">
            <text:p>0.01132075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120" calcext:value-type="float">
            <text:p>120</text:p>
          </table:table-cell>
          <table:table-cell table:formula="of:=134.2+133.5" office:value-type="float" office:value="267.7" calcext:value-type="float">
            <text:p>267.7</text:p>
          </table:table-cell>
          <table:table-cell table:formula="of:=97.4+83" office:value-type="float" office:value="180.4" calcext:value-type="float">
            <text:p>180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[ohniska.C5]-[ohniska.$B$18]" office:value-type="float" office:value="114" calcext:value-type="float">
            <text:p>114.0</text:p>
          </table:table-cell>
          <table:table-cell table:style-name="ce1" table:formula="of:=ABS([ohniska.B5]-[ohniska.B6])" office:value-type="float" office:value="89.3" calcext:value-type="float">
            <text:p>89.3</text:p>
          </table:table-cell>
          <table:table-cell table:style-name="ce1" table:formula="of:=[ohniska.B5]-[ohniska.$B$18]" office:value-type="float" office:value="11.7" calcext:value-type="float">
            <text:p>11.7</text:p>
          </table:table-cell>
          <table:table-cell table:style-name="ce1" table:formula="of:=[ohniska.C5]-[ohniska.B5]" office:value-type="float" office:value="102.3" calcext:value-type="float">
            <text:p>102.3</text:p>
          </table:table-cell>
          <table:table-cell table:style-name="ce1" table:formula="of:=ABS([ohniska.D5]-[ohniska.E5])" office:value-type="float" office:value="87.3" calcext:value-type="float">
            <text:p>87.3</text:p>
          </table:table-cell>
          <table:table-cell table:style-name="ce2" table:formula="of:=[ohniska.N5]/[ohniska.$D$18]" office:value-type="float" office:value="8.73" calcext:value-type="float">
            <text:p>8.73</text:p>
          </table:table-cell>
          <table:table-cell table:formula="of:=([ohniska.J5]^2-[ohniska.K5]^2)/4/[ohniska.J5]" office:value-type="float" office:value="11.0120833333333" calcext:value-type="float">
            <text:p>11.01</text:p>
          </table:table-cell>
          <table:table-cell table:formula="of:=[.$T$5]/[.O5]" office:value-type="float" office:value="0.00343642611683849" calcext:value-type="float">
            <text:p>0.0034364261</text:p>
          </table:table-cell>
          <table:table-cell/>
          <table:table-cell office:value-type="string" calcext:value-type="string">
            <text:p>chyba beta</text:p>
          </table:table-cell>
          <table:table-cell table:formula="of:=0.3/10" office:value-type="float" office:value="0.03" calcext:value-type="float">
            <text:p>0.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6.7" calcext:value-type="float">
            <text:p>96.7</text:p>
          </table:table-cell>
          <table:table-cell office:value-type="float" office:value="95.5" calcext:value-type="float">
            <text:p>95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style-name="ce1" table:formula="of:=[ohniska.B6]-[ohniska.$B$18]" office:value-type="float" office:value="101" calcext:value-type="float">
            <text:p>101.0</text:p>
          </table:table-cell>
          <table:table-cell table:style-name="ce1" table:formula="of:=[ohniska.C6]-[ohniska.B6]" office:value-type="float" office:value="13" calcext:value-type="float">
            <text:p>13.0</text:p>
          </table:table-cell>
          <table:table-cell table:style-name="ce1" table:formula="of:=ABS([ohniska.D6]-[ohniska.E6])" office:value-type="float" office:value="1.2" calcext:value-type="float">
            <text:p>1.2</text:p>
          </table:table-cell>
          <table:table-cell table:style-name="ce4" table:formula="of:=[ohniska.N6]/[ohniska.$D$18]" office:value-type="float" office:value="0.12" calcext:value-type="float">
            <text:p>0.12</text:p>
          </table:table-cell>
          <table:table-cell/>
          <table:table-cell table:formula="of:=[.$T$5]/[.O6]" office:value-type="float" office:value="0.25" calcext:value-type="float">
            <text:p>0.2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44.9" calcext:value-type="float">
            <text:p>144.9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[ohniska.C7]-[ohniska.$B$18]" office:value-type="float" office:value="94" calcext:value-type="float">
            <text:p>94.0</text:p>
          </table:table-cell>
          <table:table-cell table:style-name="ce1" table:formula="of:=ABS([ohniska.B7]-[ohniska.B8])" office:value-type="float" office:value="68.9" calcext:value-type="float">
            <text:p>68.9</text:p>
          </table:table-cell>
          <table:table-cell table:style-name="ce1" table:formula="of:=[ohniska.B7]-[ohniska.$B$18]" office:value-type="float" office:value="12" calcext:value-type="float">
            <text:p>12.0</text:p>
          </table:table-cell>
          <table:table-cell table:style-name="ce1" table:formula="of:=[ohniska.C7]-[ohniska.B7]" office:value-type="float" office:value="82" calcext:value-type="float">
            <text:p>82.0</text:p>
          </table:table-cell>
          <table:table-cell table:style-name="ce1" table:formula="of:=ABS([ohniska.D7]-[ohniska.E7])" office:value-type="float" office:value="66.8" calcext:value-type="float">
            <text:p>66.8</text:p>
          </table:table-cell>
          <table:table-cell table:style-name="ce2" table:formula="of:=[ohniska.N7]/[ohniska.$D$18]" office:value-type="float" office:value="6.68" calcext:value-type="float">
            <text:p>6.68</text:p>
          </table:table-cell>
          <table:table-cell table:formula="of:=([ohniska.J7]^2-[ohniska.K7]^2)/4/[ohniska.J7]" office:value-type="float" office:value="10.8744414893617" calcext:value-type="float">
            <text:p>10.87</text:p>
          </table:table-cell>
          <table:table-cell table:formula="of:=[.$T$5]/[.O7]" office:value-type="float" office:value="0.00449101796407186" calcext:value-type="float">
            <text:p>0.004491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.9" calcext:value-type="float">
            <text:p>86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5.5" calcext:value-type="float">
            <text:p>95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style-name="ce1" table:formula="of:=[ohniska.B8]-[ohniska.$B$18]" office:value-type="float" office:value="80.9" calcext:value-type="float">
            <text:p>80.9</text:p>
          </table:table-cell>
          <table:table-cell table:style-name="ce1" table:formula="of:=[ohniska.C8]-[ohniska.B8]" office:value-type="float" office:value="13.1" calcext:value-type="float">
            <text:p>13.1</text:p>
          </table:table-cell>
          <table:table-cell table:style-name="ce1" table:formula="of:=ABS([ohniska.D8]-[ohniska.E8])" office:value-type="float" office:value="1.7" calcext:value-type="float">
            <text:p>1.7</text:p>
          </table:table-cell>
          <table:table-cell table:style-name="ce4" table:formula="of:=[ohniska.N8]/[ohniska.$D$18]" office:value-type="float" office:value="0.17" calcext:value-type="float">
            <text:p>0.17</text:p>
          </table:table-cell>
          <table:table-cell/>
          <table:table-cell table:formula="of:=[.$T$5]/[.O8]" office:value-type="float" office:value="0.176470588235294" calcext:value-type="float">
            <text:p>0.1764705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1.5" calcext:value-type="float">
            <text:p>71.5</text:p>
          </table:table-cell>
          <table:table-cell office:value-type="float" office:value="85" calcext:value-type="float">
            <text:p>85</text:p>
          </table:table-cell>
          <table:table-cell office:value-type="float" office:value="97.2" calcext:value-type="float">
            <text:p>97.2</text:p>
          </table:table-cell>
          <table:table-cell office:value-type="float" office:value="95.2" calcext:value-type="float">
            <text:p>95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" table:formula="of:=[ohniska.C9]-[ohniska.$B$18]" office:value-type="float" office:value="79" calcext:value-type="float">
            <text:p>79.0</text:p>
          </table:table-cell>
          <table:table-cell table:style-name="ce1" table:formula="of:=ABS([ohniska.B9]-[ohniska.B10])" office:value-type="float" office:value="53.1" calcext:value-type="float">
            <text:p>53.1</text:p>
          </table:table-cell>
          <table:table-cell table:style-name="ce1" table:formula="of:=[ohniska.B9]-[ohniska.$B$18]" office:value-type="float" office:value="65.5" calcext:value-type="float">
            <text:p>65.5</text:p>
          </table:table-cell>
          <table:table-cell table:style-name="ce1" table:formula="of:=[ohniska.C9]-[ohniska.B9]" office:value-type="float" office:value="13.5" calcext:value-type="float">
            <text:p>13.5</text:p>
          </table:table-cell>
          <table:table-cell table:style-name="ce1" table:formula="of:=ABS([ohniska.D9]-[ohniska.E9])" office:value-type="float" office:value="2" calcext:value-type="float">
            <text:p>2.0</text:p>
          </table:table-cell>
          <table:table-cell table:style-name="ce4" table:formula="of:=[ohniska.N9]/[ohniska.$D$18]" office:value-type="float" office:value="0.2" calcext:value-type="float">
            <text:p>0.20</text:p>
          </table:table-cell>
          <table:table-cell table:formula="of:=([ohniska.J9]^2-[ohniska.K9]^2)/4/[ohniska.J9]" office:value-type="float" office:value="10.8271835443038" calcext:value-type="float">
            <text:p>10.83</text:p>
          </table:table-cell>
          <table:table-cell table:formula="of:=[.$T$5]/[.O9]"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85" calcext:value-type="float">
            <text:p>85</text:p>
          </table:table-cell>
          <table:table-cell office:value-type="float" office:value="139.4" calcext:value-type="float">
            <text:p>139.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style-name="ce1" table:formula="of:=[ohniska.B10]-[ohniska.$B$18]" office:value-type="float" office:value="12.4" calcext:value-type="float">
            <text:p>12.4</text:p>
          </table:table-cell>
          <table:table-cell table:style-name="ce1" table:formula="of:=[ohniska.C10]-[ohniska.B10]" office:value-type="float" office:value="66.6" calcext:value-type="float">
            <text:p>66.6</text:p>
          </table:table-cell>
          <table:table-cell table:style-name="ce1" table:formula="of:=ABS([ohniska.D10]-[ohniska.E10])" office:value-type="float" office:value="53.4" calcext:value-type="float">
            <text:p>53.4</text:p>
          </table:table-cell>
          <table:table-cell table:style-name="ce2" table:formula="of:=[ohniska.N10]/[ohniska.$D$18]" office:value-type="float" office:value="5.34" calcext:value-type="float">
            <text:p>5.34</text:p>
          </table:table-cell>
          <table:table-cell/>
          <table:table-cell table:formula="of:=[.$T$5]/[.O10]" office:value-type="float" office:value="0.00561797752808989" calcext:value-type="float">
            <text:p>0.00561797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office:value-type="float" office:value="70" calcext:value-type="float">
            <text:p>70</text:p>
          </table:table-cell>
          <table:table-cell office:value-type="float" office:value="97.6" calcext:value-type="float">
            <text:p>97.6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table:formula="of:=[ohniska.C11]-[ohniska.$B$18]" office:value-type="float" office:value="64" calcext:value-type="float">
            <text:p>64.0</text:p>
          </table:table-cell>
          <table:table-cell table:style-name="ce1" table:formula="of:=ABS([ohniska.B11]-[ohniska.B12])" office:value-type="float" office:value="36.7" calcext:value-type="float">
            <text:p>36.7</text:p>
          </table:table-cell>
          <table:table-cell table:style-name="ce1" table:formula="of:=[ohniska.B11]-[ohniska.$B$18]" office:value-type="float" office:value="49.8" calcext:value-type="float">
            <text:p>49.8</text:p>
          </table:table-cell>
          <table:table-cell table:style-name="ce1" table:formula="of:=[ohniska.C11]-[ohniska.B11]" office:value-type="float" office:value="14.2" calcext:value-type="float">
            <text:p>14.2</text:p>
          </table:table-cell>
          <table:table-cell table:style-name="ce1" table:formula="of:=ABS([ohniska.D11]-[ohniska.E11])" office:value-type="float" office:value="2.59999999999999" calcext:value-type="float">
            <text:p>2.6</text:p>
          </table:table-cell>
          <table:table-cell table:style-name="ce4" table:formula="of:=[ohniska.N11]/[ohniska.$D$18]" office:value-type="float" office:value="0.259999999999999" calcext:value-type="float">
            <text:p>0.26</text:p>
          </table:table-cell>
          <table:table-cell table:formula="of:=([ohniska.J11]^2-[ohniska.K11]^2)/4/[ohniska.J11]" office:value-type="float" office:value="10.7387109375" calcext:value-type="float">
            <text:p>10.74</text:p>
          </table:table-cell>
          <table:table-cell table:formula="of:=[.$T$5]/[.O11]" office:value-type="float" office:value="0.115384615384616" calcext:value-type="float">
            <text:p>0.11538461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70" calcext:value-type="float">
            <text:p>70</text:p>
          </table:table-cell>
          <table:table-cell office:value-type="float" office:value="112.6" calcext:value-type="float">
            <text:p>112.6</text:p>
          </table:table-cell>
          <table:table-cell office:value-type="float" office:value="74.9" calcext:value-type="float">
            <text:p>74.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style-name="ce1" table:formula="of:=[ohniska.B12]-[ohniska.$B$18]" office:value-type="float" office:value="13.1" calcext:value-type="float">
            <text:p>13.1</text:p>
          </table:table-cell>
          <table:table-cell table:style-name="ce1" table:formula="of:=[ohniska.C12]-[ohniska.B12]" office:value-type="float" office:value="50.9" calcext:value-type="float">
            <text:p>50.9</text:p>
          </table:table-cell>
          <table:table-cell table:style-name="ce1" table:formula="of:=ABS([ohniska.D12]-[ohniska.E12])" office:value-type="float" office:value="37.7" calcext:value-type="float">
            <text:p>37.7</text:p>
          </table:table-cell>
          <table:table-cell table:style-name="ce2" table:formula="of:=[ohniska.N12]/[ohniska.$D$18]" office:value-type="float" office:value="3.77" calcext:value-type="float">
            <text:p>3.77</text:p>
          </table:table-cell>
          <table:table-cell/>
          <table:table-cell table:formula="of:=[.$T$5]/[.O12]" office:value-type="float" office:value="0.00795755968169761" calcext:value-type="float">
            <text:p>0.00795755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office:value-type="float" office:value="52" calcext:value-type="float">
            <text:p>52</text:p>
          </table:table-cell>
          <table:table-cell office:value-type="float" office:value="86.9" calcext:value-type="float">
            <text:p>86.9</text:p>
          </table:table-cell>
          <table:table-cell office:value-type="float" office:value="113.6" calcext:value-type="float">
            <text:p>113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" table:formula="of:=[ohniska.C13]-[ohniska.$B$18]" office:value-type="float" office:value="46" calcext:value-type="float">
            <text:p>46.0</text:p>
          </table:table-cell>
          <table:table-cell table:style-name="ce1" table:formula="of:=ABS([ohniska.B13]-[ohniska.B14])" office:value-type="float" office:value="12.3" calcext:value-type="float">
            <text:p>12.3</text:p>
          </table:table-cell>
          <table:table-cell table:style-name="ce1" table:formula="of:=[ohniska.B13]-[ohniska.$B$18]" office:value-type="float" office:value="16.2" calcext:value-type="float">
            <text:p>16.2</text:p>
          </table:table-cell>
          <table:table-cell table:style-name="ce1" table:formula="of:=[ohniska.C13]-[ohniska.B13]" office:value-type="float" office:value="29.8" calcext:value-type="float">
            <text:p>29.8</text:p>
          </table:table-cell>
          <table:table-cell table:style-name="ce1" table:formula="of:=ABS([ohniska.D13]-[ohniska.E13])" office:value-type="float" office:value="26.7" calcext:value-type="float">
            <text:p>26.7</text:p>
          </table:table-cell>
          <table:table-cell table:style-name="ce2" table:formula="of:=[ohniska.N13]/[ohniska.$D$18]" office:value-type="float" office:value="2.67" calcext:value-type="float">
            <text:p>2.67</text:p>
          </table:table-cell>
          <table:table-cell table:formula="of:=([ohniska.J13]^2-[ohniska.K13]^2)/4/[ohniska.J13]" office:value-type="float" office:value="10.6777717391304" calcext:value-type="float">
            <text:p>10.68</text:p>
          </table:table-cell>
          <table:table-cell table:formula="of:=[.$T$5]/[.O13]" office:value-type="float" office:value="0.0112359550561798" calcext:value-type="float">
            <text:p>0.01123595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 office:value-type="float" office:value="52" calcext:value-type="float">
            <text:p>52</text:p>
          </table:table-cell>
          <table:table-cell office:value-type="float" office:value="98.8" calcext:value-type="float">
            <text:p>98.8</text:p>
          </table:table-cell>
          <table:table-cell office:value-type="float" office:value="93.2" calcext:value-type="float">
            <text:p>93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3"/>
          <table:table-cell table:style-name="ce1"/>
          <table:table-cell table:style-name="ce1" table:formula="of:=[ohniska.B14]-[ohniska.$B$18]" office:value-type="float" office:value="28.5" calcext:value-type="float">
            <text:p>28.5</text:p>
          </table:table-cell>
          <table:table-cell table:style-name="ce1" table:formula="of:=[ohniska.C14]-[ohniska.B14]" office:value-type="float" office:value="17.5" calcext:value-type="float">
            <text:p>17.5</text:p>
          </table:table-cell>
          <table:table-cell table:style-name="ce1" table:formula="of:=ABS([ohniska.D14]-[ohniska.E14])" office:value-type="float" office:value="5.59999999999999" calcext:value-type="float">
            <text:p>5.6</text:p>
          </table:table-cell>
          <table:table-cell table:style-name="ce2" table:formula="of:=[ohniska.N14]/[ohniska.$D$18]" office:value-type="float" office:value="0.559999999999999" calcext:value-type="float">
            <text:p>0.56</text:p>
          </table:table-cell>
          <table:table-cell/>
          <table:table-cell table:formula="of:=[.$T$5]/[.O14]" office:value-type="float" office:value="0.0535714285714287" calcext:value-type="float">
            <text:p>0.0535714286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ap2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hyba f</text:p>
          </table:table-cell>
          <table:table-cell office:value-type="string" calcext:value-type="string">
            <text:p>cyba fp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red</text:p>
          </table:table-cell>
          <table:table-cell table:style-name="Default" table:formula="of:=AVERAGE([.P3];[.P5];[.P7];[.P9];[.P11];[.P13])" office:value-type="float" office:value="10.823542643074" calcext:value-type="float">
            <text:p>10.8235426431</text:p>
          </table:table-cell>
          <table:table-cell table:number-columns-repeated="2"/>
          <table:table-cell table:style-name="ce5" table:formula="of:=[.L5]" office:value-type="float" office:value="11.7" calcext:value-type="float">
            <text:p>11.7</text:p>
          </table:table-cell>
          <table:table-cell table:style-name="ce5" table:formula="of:=[.L14]" office:value-type="float" office:value="28.5" calcext:value-type="float">
            <text:p>28.5</text:p>
          </table:table-cell>
          <table:table-cell table:style-name="ce5" table:formula="of:=[.M5]" office:value-type="float" office:value="102.3" calcext:value-type="float">
            <text:p>102.3</text:p>
          </table:table-cell>
          <table:table-cell table:style-name="ce5" table:formula="of:=[.M14]" office:value-type="float" office:value="17.5" calcext:value-type="float">
            <text:p>17.5</text:p>
          </table:table-cell>
          <table:table-cell table:style-name="ce6" table:formula="of:=[.O5]" office:value-type="float" office:value="8.73" calcext:value-type="float">
            <text:p>8.73</text:p>
          </table:table-cell>
          <table:table-cell table:style-name="ce6" table:formula="of:=[.O14]" office:value-type="float" office:value="0.559999999999999" calcext:value-type="float">
            <text:p>0.56</text:p>
          </table:table-cell>
          <table:table-cell table:style-name="ce6" table:formula="of:=[.W16]*[.X16]*ABS([.S16]-[.T16])/ABS([.W16]-[.X16])" office:value-type="float" office:value="10.0528567931456" calcext:value-type="float">
            <text:p>10.05</text:p>
          </table:table-cell>
          <table:table-cell table:style-name="ce6" table:formula="of:=ABS([.U16]-[.V16])/ABS([.W16]-[.X16])" office:value-type="float" office:value="10.3794369645043" calcext:value-type="float">
            <text:p>10.38</text:p>
          </table:table-cell>
          <table:table-cell table:formula="of:=(([.$T$5]/[.W16])+([.$T$5]/[.X16])+([.$T$5]/ABS([.W16]-[.X16]))+([.$T$6]/ABS([.S16]-[.T16])))*[.Y16]" office:value-type="float" office:value="0.729682460684745" calcext:value-type="float">
            <text:p>0.7296824607</text:p>
          </table:table-cell>
          <table:table-cell table:formula="of:=(([.$T$5]/ABS([.W16]-[.X16]))+([.$T$6]/ABS([.U16]-[.V16]))*[.AA16])" office:value-type="float" office:value="0.00539291982396318" calcext:value-type="float">
            <text:p>0.0053929198</text:p>
          </table:table-cell>
        </table:table-row>
        <table:table-row table:style-name="ro1">
          <table:table-cell/>
          <table:table-cell office:value-type="string" calcext:value-type="string">
            <text:p>obraz</text:p>
          </table:table-cell>
          <table:table-cell/>
          <table:table-cell office:value-type="string" calcext:value-type="string">
            <text:p>Y</text:p>
          </table:table-cell>
          <table:table-cell table:number-columns-repeated="11"/>
          <table:table-cell table:style-name="Default"/>
          <table:table-cell table:number-columns-repeated="2"/>
          <table:table-cell table:style-name="ce5" table:formula="of:=[.L5]" office:value-type="float" office:value="11.7" calcext:value-type="float">
            <text:p>11.7</text:p>
          </table:table-cell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M5]" office:value-type="float" office:value="102.3" calcext:value-type="float">
            <text:p>102.3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6" table:formula="of:=[.O5]" office:value-type="float" office:value="8.73" calcext:value-type="float">
            <text:p>8.73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W17]*[.X17]*ABS([.S17]-[.T17])/ABS([.W17]-[.X17])" office:value-type="float" office:value="9.62617699115046" calcext:value-type="float">
            <text:p>9.63</text:p>
          </table:table-cell>
          <table:table-cell table:style-name="ce6" table:formula="of:=ABS([.U17]-[.V17])/ABS([.W17]-[.X17])" office:value-type="float" office:value="10.5309734513274" calcext:value-type="float">
            <text:p>10.53</text:p>
          </table:table-cell>
          <table:table-cell table:formula="of:=(([.$T$5]/[.W17])+([.$T$5]/[.X17])+([.$T$5]/ABS([.W17]-[.X17]))+([.$T$6]/ABS([.S17]-[.T17])))*[.Y17]" office:value-type="float" office:value="2.92268298222257" calcext:value-type="float">
            <text:p>2.9226829822</text:p>
          </table:table-cell>
          <table:table-cell table:formula="of:=(([.$T$5]/ABS([.W17]-[.X17]))+([.$T$6]/ABS([.U17]-[.V17]))*[.AA17])" office:value-type="float" office:value="0.0252231316522223" calcext:value-type="float">
            <text:p>0.025223131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std</text:p>
          </table:table-cell>
          <table:table-cell table:style-name="Default" table:formula="of:=STDEV([.P3];[.P5];[.P7];[.P9];[.P11];[.P13])" office:value-type="float" office:value="0.115544633370686" calcext:value-type="float">
            <text:p>0.1155446334</text:p>
          </table:table-cell>
          <table:table-cell table:number-columns-repeated="2"/>
          <table:table-cell table:style-name="ce5" table:formula="of:=[.L6]" office:value-type="float" office:value="101" calcext:value-type="float">
            <text:p>101.0</text:p>
          </table:table-cell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M6]" office:value-type="float" office:value="13" calcext:value-type="float">
            <text:p>13.0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6" table:formula="of:=[.O6]" office:value-type="float" office:value="0.12" calcext:value-type="float">
            <text:p>0.12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W18]*[.X18]*ABS([.S18]-[.T18])/ABS([.W18]-[.X18])" office:value-type="float" office:value="10.8764137931034" calcext:value-type="float">
            <text:p>10.88</text:p>
          </table:table-cell>
          <table:table-cell table:style-name="ce6" table:formula="of:=ABS([.U18]-[.V18])/ABS([.W18]-[.X18])" office:value-type="float" office:value="10.2681992337165" calcext:value-type="float">
            <text:p>10.27</text:p>
          </table:table-cell>
          <table:table-cell table:formula="of:=(([.$T$5]/[.W18])+([.$T$5]/[.X18])+([.$T$5]/ABS([.W18]-[.X18]))+([.$T$6]/ABS([.S18]-[.T18])))*[.Y18]" office:value-type="float" office:value="2.86726674593738" calcext:value-type="float">
            <text:p>2.8672667459</text:p>
          </table:table-cell>
          <table:table-cell table:formula="of:=(([.$T$5]/ABS([.W18]-[.X18]))+([.$T$6]/ABS([.U18]-[.V18]))*[.AA18])" office:value-type="float" office:value="0.0164458829514733" calcext:value-type="float">
            <text:p>0.01644588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d deleno</text:p>
          </table:table-cell>
          <table:table-cell table:style-name="Default" table:formula="of:=[.P18]/SQRT(5)" office:value-type="float" office:value="0.0516731309304288" calcext:value-type="float">
            <text:p>0.0516731309</text:p>
          </table:table-cell>
          <table:table-cell table:number-columns-repeated="2"/>
          <table:table-cell table:style-name="ce5" table:formula="of:=[.L10]" office:value-type="float" office:value="12.4" calcext:value-type="float">
            <text:p>12.4</text:p>
          </table:table-cell>
          <table:table-cell table:style-name="ce5" table:formula="of:=[.L11]" office:value-type="float" office:value="49.8" calcext:value-type="float">
            <text:p>49.8</text:p>
          </table:table-cell>
          <table:table-cell table:style-name="ce5" table:formula="of:=[.M10]" office:value-type="float" office:value="66.6" calcext:value-type="float">
            <text:p>66.6</text:p>
          </table:table-cell>
          <table:table-cell table:style-name="ce5" table:formula="of:=[.M11]" office:value-type="float" office:value="14.2" calcext:value-type="float">
            <text:p>14.2</text:p>
          </table:table-cell>
          <table:table-cell table:style-name="ce6" table:formula="of:=[.O10]" office:value-type="float" office:value="5.34" calcext:value-type="float">
            <text:p>5.34</text:p>
          </table:table-cell>
          <table:table-cell table:style-name="ce6" table:formula="of:=[.O11]" office:value-type="float" office:value="0.259999999999999" calcext:value-type="float">
            <text:p>0.26</text:p>
          </table:table-cell>
          <table:table-cell table:style-name="ce6" table:formula="of:=[.W19]*[.X19]*ABS([.S19]-[.T19])/ABS([.W19]-[.X19])" office:value-type="float" office:value="10.22168503937" calcext:value-type="float">
            <text:p>10.22</text:p>
          </table:table-cell>
          <table:table-cell table:style-name="ce6" table:formula="of:=ABS([.U19]-[.V19])/ABS([.W19]-[.X19])" office:value-type="float" office:value="10.3149606299213" calcext:value-type="float">
            <text:p>10.31</text:p>
          </table:table-cell>
          <table:table-cell table:formula="of:=(([.$T$5]/[.W19])+([.$T$5]/[.X19])+([.$T$5]/ABS([.W19]-[.X19]))+([.$T$6]/ABS([.S19]-[.T19])))*[.Y19]" office:value-type="float" office:value="1.35187609275218" calcext:value-type="float">
            <text:p>1.3518760928</text:p>
          </table:table-cell>
          <table:table-cell table:formula="of:=(([.$T$5]/ABS([.W19]-[.X19]))+([.$T$6]/ABS([.U19]-[.V19]))*[.AA19])" office:value-type="float" office:value="0.0110653442261083" calcext:value-type="float">
            <text:p>0.011065344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rat student</text:p>
          </table:table-cell>
          <table:table-cell table:style-name="Default" table:formula="of:=1.14*[.P19]" office:value-type="float" office:value="0.0589073692606889" calcext:value-type="float">
            <text:p>0.0589073693</text:p>
          </table:table-cell>
          <table:table-cell table:number-columns-repeated="2"/>
          <table:table-cell table:style-name="ce5" table:formula="of:=[.L14]" office:value-type="float" office:value="28.5" calcext:value-type="float">
            <text:p>28.5</text:p>
          </table:table-cell>
          <table:table-cell table:style-name="ce5" table:formula="of:=[.L7]" office:value-type="float" office:value="12" calcext:value-type="float">
            <text:p>12.0</text:p>
          </table:table-cell>
          <table:table-cell table:style-name="ce5" table:formula="of:=[.M14]" office:value-type="float" office:value="17.5" calcext:value-type="float">
            <text:p>17.5</text:p>
          </table:table-cell>
          <table:table-cell table:style-name="ce5" table:formula="of:=[.M7]" office:value-type="float" office:value="82" calcext:value-type="float">
            <text:p>82.0</text:p>
          </table:table-cell>
          <table:table-cell table:style-name="ce6" table:formula="of:=[.O14]" office:value-type="float" office:value="0.559999999999999" calcext:value-type="float">
            <text:p>0.56</text:p>
          </table:table-cell>
          <table:table-cell table:style-name="ce6" table:formula="of:=[.O7]" office:value-type="float" office:value="6.68" calcext:value-type="float">
            <text:p>6.68</text:p>
          </table:table-cell>
          <table:table-cell table:style-name="ce6" table:formula="of:=[.W20]*[.X20]*ABS([.S20]-[.T20])/ABS([.W20]-[.X20])" office:value-type="float" office:value="10.0854901960784" calcext:value-type="float">
            <text:p>10.09</text:p>
          </table:table-cell>
          <table:table-cell table:style-name="ce6" table:formula="of:=ABS([.U20]-[.V20])/ABS([.W20]-[.X20])" office:value-type="float" office:value="10.5392156862745" calcext:value-type="float">
            <text:p>10.54</text:p>
          </table:table-cell>
          <table:table-cell table:formula="of:=(([.$T$5]/[.W20])+([.$T$5]/[.X20])+([.$T$5]/ABS([.W20]-[.X20]))+([.$T$6]/ABS([.S20]-[.T20])))*[.Y20]" office:value-type="float" office:value="0.757275278738946" calcext:value-type="float">
            <text:p>0.7572752787</text:p>
          </table:table-cell>
          <table:table-cell table:formula="of:=(([.$T$5]/ABS([.W20]-[.X20]))+([.$T$6]/ABS([.U20]-[.V20]))*[.AA20])" office:value-type="float" office:value="0.00725010118350426" calcext:value-type="float">
            <text:p>0.0072501012</text:p>
          </table:table-cell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ce5" table:formula="of:=[.L3]" office:value-type="float" office:value="38.5" calcext:value-type="float">
            <text:p>38.5</text:p>
          </table:table-cell>
          <table:table-cell table:style-name="ce5" table:formula="of:=[.L7]" office:value-type="float" office:value="12" calcext:value-type="float">
            <text:p>12.0</text:p>
          </table:table-cell>
          <table:table-cell table:style-name="ce5" table:formula="of:=[.M3]" office:value-type="float" office:value="15.5" calcext:value-type="float">
            <text:p>15.5</text:p>
          </table:table-cell>
          <table:table-cell table:style-name="ce5" table:formula="of:=[.M7]" office:value-type="float" office:value="82" calcext:value-type="float">
            <text:p>82.0</text:p>
          </table:table-cell>
          <table:table-cell table:style-name="ce6" table:formula="of:=[.O3]" office:value-type="float" office:value="0.37" calcext:value-type="float">
            <text:p>0.37</text:p>
          </table:table-cell>
          <table:table-cell table:style-name="ce6" table:formula="of:=[.O7]" office:value-type="float" office:value="6.68" calcext:value-type="float">
            <text:p>6.68</text:p>
          </table:table-cell>
          <table:table-cell table:style-name="ce6" table:formula="of:=[.W21]*[.X21]*ABS([.S21]-[.T21])/ABS([.W21]-[.X21])" office:value-type="float" office:value="10.3799366085578" calcext:value-type="float">
            <text:p>10.38</text:p>
          </table:table-cell>
          <table:table-cell table:style-name="ce6" table:formula="of:=ABS([.U21]-[.V21])/ABS([.W21]-[.X21])" office:value-type="float" office:value="10.5388272583201" calcext:value-type="float">
            <text:p>10.54</text:p>
          </table:table-cell>
          <table:table-cell table:formula="of:=(([.$T$5]/[.W21])+([.$T$5]/[.X21])+([.$T$5]/ABS([.W21]-[.X21]))+([.$T$6]/ABS([.S21]-[.T21])))*[.Y21]" office:value-type="float" office:value="1.01592204409774" calcext:value-type="float">
            <text:p>1.0159220441</text:p>
          </table:table-cell>
          <table:table-cell table:formula="of:=(([.$T$5]/ABS([.W21]-[.X21]))+([.$T$6]/ABS([.U21]-[.V21]))*[.AA21])" office:value-type="float" office:value="0.00780976280555116" calcext:value-type="float">
            <text:p>0.0078097628</text:p>
          </table:table-cell>
        </table:table-row>
        <table:table-row table:style-name="ro1">
          <table:table-cell table:number-columns-repeated="7"/>
          <table:table-cell table:style-name="ce1" office:value-type="float" office:value="17.5" calcext:value-type="float">
            <text:p>17.5</text:p>
          </table:table-cell>
          <table:table-cell table:style-name="ce2" office:value-type="float" office:value="0.559999999999999" calcext:value-type="float">
            <text:p>0.56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hyba delta</text:p>
          </table:table-cell>
          <table:table-cell table:number-columns-repeated="10"/>
          <table:table-cell table:style-name="Default"/>
          <table:table-cell table:number-columns-repeated="8"/>
          <table:table-cell table:formula="of:=AVERAGE([.Y16:.Y21])" office:value-type="float" office:value="10.207093236901" calcext:value-type="float">
            <text:p>10.2070932369</text:p>
          </table:table-cell>
          <table:table-cell table:formula="of:=AVERAGE([.Z16:.Z21])" office:value-type="float" office:value="10.4286022040107" calcext:value-type="float">
            <text:p>10.4286022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yba delta</text:p>
          </table:table-cell>
          <table:table-cell table:number-columns-repeated="10"/>
          <table:table-cell table:style-name="Default"/>
          <table:table-cell table:number-columns-repeated="12"/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STDEV([.Y16:.Y21])" office:value-type="float" office:value="0.413308026410488" calcext:value-type="float">
            <text:p>0.4133080264</text:p>
          </table:table-cell>
          <table:table-cell table:formula="of:=STDEV([.Z16:.Z21])" office:value-type="float" office:value="0.123227852654898" calcext:value-type="float">
            <text:p>0.123227852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[.Y25]/SQRT(6)" office:value-type="float" office:value="0.168732295217075" calcext:value-type="float">
            <text:p>0.1687322952</text:p>
          </table:table-cell>
          <table:table-cell table:formula="of:=[.Z25]/SQRT(6)" office:value-type="float" office:value="0.0503075601838949" calcext:value-type="float">
            <text:p>0.0503075602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8"/>
          <table:table-cell table:formula="of:=1.14*[.Y26]" office:value-type="float" office:value="0.192354816547465" calcext:value-type="float">
            <text:p>0.1923548165</text:p>
          </table:table-cell>
          <table:table-cell table:formula="of:=1.14*[.Z26]" office:value-type="float" office:value="0.0573506186096402" calcext:value-type="float">
            <text:p>0.057350618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table:formula="of:=[.I28]-[$'gon a foko'.$N$8]/10" office:value-type="float" office:value="53.6116666666667" calcext:value-type="float">
            <text:p>53.6116666667</text:p>
          </table:table-cell>
          <table:table-cell office:value-type="float" office:value="24.1" calcext:value-type="float">
            <text:p>24.1</text:p>
          </table:table-cell>
          <table:table-cell office:value-type="float" office:value="38.5" calcext:value-type="float">
            <text:p>38.5</text:p>
          </table:table-cell>
          <table:table-cell office:value-type="float" office:value="15.5" calcext:value-type="float">
            <text:p>15.5</text:p>
          </table:table-cell>
          <table:table-cell office:value-type="float" office:value="3.7" calcext:value-type="float">
            <text:p>3.7</text:p>
          </table:table-cell>
          <table:table-cell office:value-type="float" office:value="0.37" calcext:value-type="float">
            <text:p>0.37</text:p>
          </table:table-cell>
          <table:table-cell table:formula="of:=([ohniska.J28]^2-[ohniska.K28]^2)/4/[ohniska.J28]" office:value-type="float" office:value="10.6945043186081" calcext:value-type="float">
            <text:p>10.6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4.4" calcext:value-type="float">
            <text:p>14.4</text:p>
          </table:table-cell>
          <table:table-cell office:value-type="float" office:value="39.6" calcext:value-type="float">
            <text:p>39.6</text:p>
          </table:table-cell>
          <table:table-cell office:value-type="float" office:value="26.5" calcext:value-type="float">
            <text:p>26.5</text:p>
          </table:table-cell>
          <table:table-cell office:value-type="float" office:value="2.65" calcext:value-type="float">
            <text:p>2.6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table:formula="of:=[.I30]-[$'gon a foko'.$N$8]/10" office:value-type="float" office:value="113.611666666667" calcext:value-type="float">
            <text:p>113.6116666667</text:p>
          </table:table-cell>
          <table:table-cell office:value-type="float" office:value="89.3" calcext:value-type="float">
            <text:p>89.3</text:p>
          </table:table-cell>
          <table:table-cell office:value-type="float" office:value="11.7" calcext:value-type="float">
            <text:p>11.7</text:p>
          </table:table-cell>
          <table:table-cell office:value-type="float" office:value="102.3" calcext:value-type="float">
            <text:p>102.3</text:p>
          </table:table-cell>
          <table:table-cell office:value-type="float" office:value="87.3" calcext:value-type="float">
            <text:p>87.3</text:p>
          </table:table-cell>
          <table:table-cell office:value-type="float" office:value="8.73" calcext:value-type="float">
            <text:p>8.73</text:p>
          </table:table-cell>
          <table:table-cell table:formula="of:=([ohniska.J30]^2-[ohniska.K30]^2)/4/[ohniska.J30]" office:value-type="float" office:value="10.8552249683376" calcext:value-type="float">
            <text:p>10.86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table:formula="of:=[.I32]-[$'gon a foko'.$N$8]/10" office:value-type="float" office:value="93.6116666666667" calcext:value-type="float">
            <text:p>93.6116666667</text:p>
          </table:table-cell>
          <table:table-cell office:value-type="float" office:value="68.9" calcext:value-type="float">
            <text:p>68.9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6.8" calcext:value-type="float">
            <text:p>66.8</text:p>
          </table:table-cell>
          <table:table-cell office:value-type="float" office:value="6.68" calcext:value-type="float">
            <text:p>6.68</text:p>
          </table:table-cell>
          <table:table-cell table:formula="of:=([ohniska.J32]^2-[ohniska.K32]^2)/4/[ohniska.J32]" office:value-type="float" office:value="10.7249830045519" calcext:value-type="float">
            <text:p>10.72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80.9" calcext:value-type="float">
            <text:p>80.9</text:p>
          </table:table-cell>
          <table:table-cell office:value-type="float" office:value="13.1" calcext:value-type="float">
            <text:p>13.1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table:formula="of:=[.I34]-[$'gon a foko'.$N$8]/10" office:value-type="float" office:value="78.6116666666667" calcext:value-type="float">
            <text:p>78.6116666667</text:p>
          </table:table-cell>
          <table:table-cell office:value-type="float" office:value="53.1" calcext:value-type="float">
            <text:p>53.1</text:p>
          </table:table-cell>
          <table:table-cell office:value-type="float" office:value="65.5" calcext:value-type="float">
            <text:p>65.5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([ohniska.J34]^2-[ohniska.K34]^2)/4/[ohniska.J34]" office:value-type="float" office:value="10.6860224397707" calcext:value-type="float">
            <text:p>10.69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2.4" calcext:value-type="float">
            <text:p>12.4</text:p>
          </table:table-cell>
          <table:table-cell office:value-type="float" office:value="66.6" calcext:value-type="float">
            <text:p>66.6</text:p>
          </table:table-cell>
          <table:table-cell office:value-type="float" office:value="53.4" calcext:value-type="float">
            <text:p>53.4</text:p>
          </table:table-cell>
          <table:table-cell office:value-type="float" office:value="5.34" calcext:value-type="float">
            <text:p>5.3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table:formula="of:=[.I36]-[$'gon a foko'.$N$8]/10" office:value-type="float" office:value="63.6116666666667" calcext:value-type="float">
            <text:p>63.6116666667</text:p>
          </table:table-cell>
          <table:table-cell office:value-type="float" office:value="36.7" calcext:value-type="float">
            <text:p>36.7</text:p>
          </table:table-cell>
          <table:table-cell office:value-type="float" office:value="49.8" calcext:value-type="float">
            <text:p>49.8</text:p>
          </table:table-cell>
          <table:table-cell office:value-type="float" office:value="14.2" calcext:value-type="float">
            <text:p>14.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0.259999999999999" calcext:value-type="float">
            <text:p>0.26</text:p>
          </table:table-cell>
          <table:table-cell table:formula="of:=([ohniska.J36]^2-[ohniska.K36]^2)/4/[ohniska.J36]" office:value-type="float" office:value="10.6095087488319" calcext:value-type="float">
            <text:p>10.6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13.1" calcext:value-type="float">
            <text:p>13.1</text:p>
          </table:table-cell>
          <table:table-cell office:value-type="float" office:value="50.9" calcext:value-type="float">
            <text:p>50.9</text:p>
          </table:table-cell>
          <table:table-cell office:value-type="float" office:value="37.7" calcext:value-type="float">
            <text:p>37.7</text:p>
          </table:table-cell>
          <table:table-cell office:value-type="float" office:value="3.77" calcext:value-type="float">
            <text:p>3.7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table:formula="of:=[.I38]-[$'gon a foko'.$N$8]/10" office:value-type="float" office:value="45.6116666666667" calcext:value-type="float">
            <text:p>45.6116666667</text:p>
          </table:table-cell>
          <table:table-cell office:value-type="float" office:value="12.3" calcext:value-type="float">
            <text:p>12.3</text:p>
          </table:table-cell>
          <table:table-cell office:value-type="float" office:value="16.2" calcext:value-type="float">
            <text:p>16.2</text:p>
          </table:table-cell>
          <table:table-cell office:value-type="float" office:value="29.8" calcext:value-type="float">
            <text:p>29.8</text:p>
          </table:table-cell>
          <table:table-cell office:value-type="float" office:value="26.7" calcext:value-type="float">
            <text:p>26.7</text:p>
          </table:table-cell>
          <table:table-cell office:value-type="float" office:value="2.67" calcext:value-type="float">
            <text:p>2.67</text:p>
          </table:table-cell>
          <table:table-cell table:formula="of:=([ohniska.J38]^2-[ohniska.K38]^2)/4/[ohniska.J38]" office:value-type="float" office:value="10.5736880336415" calcext:value-type="float">
            <text:p>10.57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28.5" calcext:value-type="float">
            <text:p>28.5</text:p>
          </table:table-cell>
          <table:table-cell office:value-type="float" office:value="17.5" calcext:value-type="float">
            <text:p>17.5</text:p>
          </table:table-cell>
          <table:table-cell office:value-type="float" office:value="5.59999999999999" calcext:value-type="float">
            <text:p>5.6</text:p>
          </table:table-cell>
          <table:table-cell office:value-type="float" office:value="0.559999999999999" calcext:value-type="float">
            <text:p>0.56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red</text:p>
          </table:table-cell>
          <table:table-cell table:style-name="Default" table:formula="of:=AVERAGE([.P28];[.P30];[.P32];[.P34];[.P36];[.P38])" office:value-type="float" office:value="10.6906552522903" calcext:value-type="float">
            <text:p>10.6906552523</text:p>
          </table:table-cell>
          <table:table-cell/>
          <table:table-cell office:value-type="string" calcext:value-type="string">
            <text:p>chyba</text:p>
          </table:table-cell>
          <table:table-cell table:formula="of:=([.P16]-[.P41])/[.P41]" office:value-type="float" office:value="0.0124302381517029" calcext:value-type="float">
            <text:p>0.0124302382</text:p>
          </table:table-cell>
          <table:table-cell table:number-columns-repeated="9"/>
        </table:table-row>
        <table:table-row table:style-name="ro1">
          <table:table-cell table:number-columns-repeated="15"/>
          <table:table-cell table:style-name="Default"/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d</text:p>
          </table:table-cell>
          <table:table-cell table:style-name="Default" table:formula="of:=STDEV([.P28];[.P30];[.P32];[.P34];[.P36];[.P38])" office:value-type="float" office:value="0.0985534875491837" calcext:value-type="float">
            <text:p>0.0985534875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td deleno</text:p>
          </table:table-cell>
          <table:table-cell table:style-name="Default" table:formula="of:=[.P43]/SQRT(5)" office:value-type="float" office:value="0.0440744595159308" calcext:value-type="float">
            <text:p>0.0440744595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krat student</text:p>
          </table:table-cell>
          <table:table-cell table:style-name="Default" table:formula="of:=1.14*[.P44]" office:value-type="float" office:value="0.0502448838481611" calcext:value-type="float">
            <text:p>0.0502448838</text:p>
          </table:table-cell>
          <table:table-cell table:number-columns-repeated="12"/>
        </table:table-row>
      </table:table>
      <table:table table:name="kulova vada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 table:number-columns-spanned="2" table:number-rows-spanned="1">
            <text:p>V</text:p>
          </table:table-cell>
          <table:covered-table-cell/>
          <table:table-cell office:value-type="string" calcext:value-type="string" table:number-columns-spanned="2" table:number-rows-spanned="1">
            <text:p>P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clona</text:p>
          </table:table-cell>
          <table:table-cell office:value-type="string" calcext:value-type="string">
            <text:p>prumer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sf chyba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stinitko</text:p>
          </table:table-cell>
          <table:table-cell office:value-type="string" calcext:value-type="string">
            <text:p>sf ch</text:p>
          </table:table-cell>
          <table:table-cell office:value-type="string" calcext:value-type="string">
            <text:p>a'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2.4" calcext:value-type="float">
            <text:p>52.4</text:p>
          </table:table-cell>
          <table:table-cell table:formula="of:=['kulova vada'.C4]-['kulova vada'.$C$4]" office:value-type="float" office:value="0" calcext:value-type="float">
            <text:p>0</text:p>
          </table:table-cell>
          <table:table-cell table:formula="of:=['kulova vada'.C4]-['kulova vada'.$C$1]" office:value-type="float" office:value="22.4" calcext:value-type="float">
            <text:p>22.4</text:p>
          </table:table-cell>
          <table:table-cell office:value-type="float" office:value="53" calcext:value-type="float">
            <text:p>53</text:p>
          </table:table-cell>
          <table:table-cell table:formula="of:=['kulova vada'.F4]-['kulova vada'.$F$4]" office:value-type="float" office:value="0" calcext:value-type="float">
            <text:p>0</text:p>
          </table:table-cell>
          <table:table-cell table:formula="of:=['kulova vada'.F4]-['kulova vada'.$C$1]" office:value-type="float" office:value="23" calcext:value-type="float">
            <text:p>23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style-name="ce5" table:formula="of:=['kulova vada'.E4]" office:value-type="float" office:value="22.4" calcext:value-type="float">
            <text:p>22.4</text:p>
          </table:table-cell>
          <table:table-cell table:style-name="ce5" table:formula="of:=['kulova vada'.D4]" office:value-type="float" office:value="0" calcext:value-type="float">
            <text:p>0.0</text:p>
          </table:table-cell>
          <table:table-cell table:style-name="ce5" table:formula="of:=['kulova vada'.H4]" office:value-type="float" office:value="23" calcext:value-type="float">
            <text:p>23.0</text:p>
          </table:table-cell>
          <table:table-cell table:style-name="ce5" table:formula="of:=['kulova vada'.G4]" office:value-type="float" office:value="0" calcext:value-type="float">
            <text:p>0.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2.2" calcext:value-type="float">
            <text:p>52.2</text:p>
          </table:table-cell>
          <table:table-cell table:formula="of:=['kulova vada'.C5]-['kulova vada'.$C$4]" office:value-type="float" office:value="-0.199999999999996" calcext:value-type="float">
            <text:p>-0.2</text:p>
          </table:table-cell>
          <table:table-cell table:formula="of:=['kulova vada'.C5]-['kulova vada'.$C$1]" office:value-type="float" office:value="22.2" calcext:value-type="float">
            <text:p>22.2</text:p>
          </table:table-cell>
          <table:table-cell office:value-type="float" office:value="52.9" calcext:value-type="float">
            <text:p>52.9</text:p>
          </table:table-cell>
          <table:table-cell table:formula="of:=['kulova vada'.F5]-['kulova vada'.$F$4]" office:value-type="float" office:value="-0.100000000000001" calcext:value-type="float">
            <text:p>-0.1</text:p>
          </table:table-cell>
          <table:table-cell table:formula="of:=['kulova vada'.F5]-['kulova vada'.$C$1]" office:value-type="float" office:value="22.9" calcext:value-type="float">
            <text:p>22.9</text:p>
          </table:table-cell>
          <table:table-cell/>
          <table:table-cell table:formula="of:=['kulova vada'.B5]/2" office:value-type="float" office:value="7.5" calcext:value-type="float">
            <text:p>7.5</text:p>
          </table:table-cell>
          <table:table-cell table:style-name="ce5" table:formula="of:=['kulova vada'.E5]" office:value-type="float" office:value="22.2" calcext:value-type="float">
            <text:p>22.2</text:p>
          </table:table-cell>
          <table:table-cell table:style-name="ce5" table:formula="of:=['kulova vada'.D5]" office:value-type="float" office:value="-0.199999999999996" calcext:value-type="float">
            <text:p>-0.2</text:p>
          </table:table-cell>
          <table:table-cell table:style-name="ce5" table:formula="of:=['kulova vada'.H5]" office:value-type="float" office:value="22.9" calcext:value-type="float">
            <text:p>22.9</text:p>
          </table:table-cell>
          <table:table-cell table:style-name="ce5" table:formula="of:=['kulova vada'.G5]" office:value-type="float" office:value="-0.100000000000001" calcext:value-type="float">
            <text:p>-0.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.7" calcext:value-type="float">
            <text:p>51.7</text:p>
          </table:table-cell>
          <table:table-cell table:formula="of:=['kulova vada'.C6]-['kulova vada'.$C$4]" office:value-type="float" office:value="-0.699999999999996" calcext:value-type="float">
            <text:p>-0.7</text:p>
          </table:table-cell>
          <table:table-cell table:formula="of:=['kulova vada'.C6]-['kulova vada'.$C$1]" office:value-type="float" office:value="21.7" calcext:value-type="float">
            <text:p>21.7</text:p>
          </table:table-cell>
          <table:table-cell office:value-type="float" office:value="52.3" calcext:value-type="float">
            <text:p>52.3</text:p>
          </table:table-cell>
          <table:table-cell table:formula="of:=['kulova vada'.F6]-['kulova vada'.$F$4]" office:value-type="float" office:value="-0.700000000000003" calcext:value-type="float">
            <text:p>-0.7</text:p>
          </table:table-cell>
          <table:table-cell table:formula="of:=['kulova vada'.F6]-['kulova vada'.$C$1]" office:value-type="float" office:value="22.3" calcext:value-type="float">
            <text:p>22.3</text:p>
          </table:table-cell>
          <table:table-cell/>
          <table:table-cell table:formula="of:=['kulova vada'.B6]/2" office:value-type="float" office:value="12.5" calcext:value-type="float">
            <text:p>12.5</text:p>
          </table:table-cell>
          <table:table-cell table:style-name="ce5" table:formula="of:=['kulova vada'.E6]" office:value-type="float" office:value="21.7" calcext:value-type="float">
            <text:p>21.7</text:p>
          </table:table-cell>
          <table:table-cell table:style-name="ce5" table:formula="of:=['kulova vada'.D6]" office:value-type="float" office:value="-0.699999999999996" calcext:value-type="float">
            <text:p>-0.7</text:p>
          </table:table-cell>
          <table:table-cell table:style-name="ce5" table:formula="of:=['kulova vada'.H6]" office:value-type="float" office:value="22.3" calcext:value-type="float">
            <text:p>22.3</text:p>
          </table:table-cell>
          <table:table-cell table:style-name="ce5" table:formula="of:=['kulova vada'.G6]" office:value-type="float" office:value="-0.700000000000003" calcext:value-type="float">
            <text:p>-0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1.3" calcext:value-type="float">
            <text:p>51.3</text:p>
          </table:table-cell>
          <table:table-cell table:formula="of:=['kulova vada'.C7]-['kulova vada'.$C$4]" office:value-type="float" office:value="-1.1" calcext:value-type="float">
            <text:p>-1.1</text:p>
          </table:table-cell>
          <table:table-cell table:formula="of:=['kulova vada'.C7]-['kulova vada'.$C$1]" office:value-type="float" office:value="21.3" calcext:value-type="float">
            <text:p>21.3</text:p>
          </table:table-cell>
          <table:table-cell office:value-type="float" office:value="51.2" calcext:value-type="float">
            <text:p>51.2</text:p>
          </table:table-cell>
          <table:table-cell table:formula="of:=['kulova vada'.F7]-['kulova vada'.$F$4]" office:value-type="float" office:value="-1.8" calcext:value-type="float">
            <text:p>-1.8</text:p>
          </table:table-cell>
          <table:table-cell table:formula="of:=['kulova vada'.F7]-['kulova vada'.$C$1]" office:value-type="float" office:value="21.2" calcext:value-type="float">
            <text:p>21.2</text:p>
          </table:table-cell>
          <table:table-cell/>
          <table:table-cell table:formula="of:=['kulova vada'.B7]/2" office:value-type="float" office:value="17.5" calcext:value-type="float">
            <text:p>17.5</text:p>
          </table:table-cell>
          <table:table-cell table:style-name="ce5" table:formula="of:=['kulova vada'.E7]" office:value-type="float" office:value="21.3" calcext:value-type="float">
            <text:p>21.3</text:p>
          </table:table-cell>
          <table:table-cell table:style-name="ce5" table:formula="of:=['kulova vada'.D7]" office:value-type="float" office:value="-1.1" calcext:value-type="float">
            <text:p>-1.1</text:p>
          </table:table-cell>
          <table:table-cell table:style-name="ce5" table:formula="of:=['kulova vada'.H7]" office:value-type="float" office:value="21.2" calcext:value-type="float">
            <text:p>21.2</text:p>
          </table:table-cell>
          <table:table-cell table:style-name="ce5" table:formula="of:=['kulova vada'.G7]" office:value-type="float" office:value="-1.8" calcext:value-type="float">
            <text:p>-1.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0.4" calcext:value-type="float">
            <text:p>50.4</text:p>
          </table:table-cell>
          <table:table-cell table:formula="of:=['kulova vada'.C8]-['kulova vada'.$C$4]" office:value-type="float" office:value="-2" calcext:value-type="float">
            <text:p>-2</text:p>
          </table:table-cell>
          <table:table-cell table:formula="of:=['kulova vada'.C8]-['kulova vada'.$C$1]" office:value-type="float" office:value="20.4" calcext:value-type="float">
            <text:p>20.4</text:p>
          </table:table-cell>
          <table:table-cell office:value-type="float" office:value="50" calcext:value-type="float">
            <text:p>50</text:p>
          </table:table-cell>
          <table:table-cell table:formula="of:=['kulova vada'.F8]-['kulova vada'.$F$4]" office:value-type="float" office:value="-3" calcext:value-type="float">
            <text:p>-3</text:p>
          </table:table-cell>
          <table:table-cell table:formula="of:=['kulova vada'.F8]-['kulova vada'.$C$1]" office:value-type="float" office:value="20" calcext:value-type="float">
            <text:p>20</text:p>
          </table:table-cell>
          <table:table-cell/>
          <table:table-cell table:formula="of:=['kulova vada'.B8]/2" office:value-type="float" office:value="22.5" calcext:value-type="float">
            <text:p>22.5</text:p>
          </table:table-cell>
          <table:table-cell table:style-name="ce5" table:formula="of:=['kulova vada'.E8]" office:value-type="float" office:value="20.4" calcext:value-type="float">
            <text:p>20.4</text:p>
          </table:table-cell>
          <table:table-cell table:style-name="ce5" table:formula="of:=['kulova vada'.D8]" office:value-type="float" office:value="-2" calcext:value-type="float">
            <text:p>-2.0</text:p>
          </table:table-cell>
          <table:table-cell table:style-name="ce5" table:formula="of:=['kulova vada'.H8]" office:value-type="float" office:value="20" calcext:value-type="float">
            <text:p>20.0</text:p>
          </table:table-cell>
          <table:table-cell table:style-name="ce5" table:formula="of:=['kulova vada'.G8]" office:value-type="float" office:value="-3" calcext:value-type="float">
            <text:p>-3.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5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4"/>
          <table:table-cell table:style-name="ce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lona</text:p>
          </table:table-cell>
          <table:table-cell office:value-type="string" calcext:value-type="string">
            <text:p>prumer</text:p>
          </table:table-cell>
          <table:table-cell office:value-type="string" calcext:value-type="string">
            <text:p>stinitko</text:p>
          </table:table-cell>
          <table:table-cell table:number-columns-repeated="2"/>
          <table:table-cell office:value-type="string" calcext:value-type="string">
            <text:p>stinitko</text:p>
          </table:table-cell>
          <table:table-cell table:number-columns-repeated="4"/>
          <table:table-cell table:style-name="ce5" table:number-columns-repeated="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table:formula="of:=['kulova vada'.C14]-['kulova vada'.$C$14]" office:value-type="float" office:value="0" calcext:value-type="float">
            <text:p>0</text:p>
          </table:table-cell>
          <table:table-cell table:formula="of:=['kulova vada'.C14]-['kulova vada'.$C$11]" office:value-type="float" office:value="18.7" calcext:value-type="float">
            <text:p>18.7</text:p>
          </table:table-cell>
          <table:table-cell office:value-type="float" office:value="79.8" calcext:value-type="float">
            <text:p>79.8</text:p>
          </table:table-cell>
          <table:table-cell table:formula="of:=['kulova vada'.F14]-['kulova vada'.$F$14]" office:value-type="float" office:value="0" calcext:value-type="float">
            <text:p>0</text:p>
          </table:table-cell>
          <table:table-cell table:formula="of:=['kulova vada'.F14]-['kulova vada'.$C$11]" office:value-type="float" office:value="19.8" calcext:value-type="float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['kulova vada'.E14]" office:value-type="float" office:value="18.7" calcext:value-type="float">
            <text:p>18.7</text:p>
          </table:table-cell>
          <table:table-cell table:style-name="ce5" table:formula="of:=['kulova vada'.D14]" office:value-type="float" office:value="0" calcext:value-type="float">
            <text:p>0.0</text:p>
          </table:table-cell>
          <table:table-cell table:style-name="ce5" table:formula="of:=['kulova vada'.H14]" office:value-type="float" office:value="19.8" calcext:value-type="float">
            <text:p>19.8</text:p>
          </table:table-cell>
          <table:table-cell table:style-name="ce5" table:formula="of:=['kulova vada'.G14]" office:value-type="float" office:value="0" calcext:value-type="float">
            <text:p>0.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8.6" calcext:value-type="float">
            <text:p>78.6</text:p>
          </table:table-cell>
          <table:table-cell table:formula="of:=['kulova vada'.C15]-['kulova vada'.$C$14]" office:value-type="float" office:value="-0.100000000000009" calcext:value-type="float">
            <text:p>-0.1</text:p>
          </table:table-cell>
          <table:table-cell table:formula="of:=['kulova vada'.C15]-['kulova vada'.$C$11]" office:value-type="float" office:value="18.6" calcext:value-type="float">
            <text:p>18.6</text:p>
          </table:table-cell>
          <table:table-cell office:value-type="float" office:value="79.6" calcext:value-type="float">
            <text:p>79.6</text:p>
          </table:table-cell>
          <table:table-cell table:formula="of:=['kulova vada'.F15]-['kulova vada'.$F$14]" office:value-type="float" office:value="-0.200000000000003" calcext:value-type="float">
            <text:p>-0.2</text:p>
          </table:table-cell>
          <table:table-cell table:formula="of:=['kulova vada'.F15]-['kulova vada'.$C$11]" office:value-type="float" office:value="19.6" calcext:value-type="float">
            <text:p>19.6</text:p>
          </table:table-cell>
          <table:table-cell/>
          <table:table-cell table:formula="of:=['kulova vada'.B15]/2" office:value-type="float" office:value="7.5" calcext:value-type="float">
            <text:p>7.5</text:p>
          </table:table-cell>
          <table:table-cell table:style-name="ce5" table:formula="of:=['kulova vada'.E15]" office:value-type="float" office:value="18.6" calcext:value-type="float">
            <text:p>18.6</text:p>
          </table:table-cell>
          <table:table-cell table:style-name="ce5" table:formula="of:=['kulova vada'.D15]" office:value-type="float" office:value="-0.100000000000009" calcext:value-type="float">
            <text:p>-0.1</text:p>
          </table:table-cell>
          <table:table-cell table:style-name="ce5" table:formula="of:=['kulova vada'.H15]" office:value-type="float" office:value="19.6" calcext:value-type="float">
            <text:p>19.6</text:p>
          </table:table-cell>
          <table:table-cell table:style-name="ce5" table:formula="of:=['kulova vada'.G15]" office:value-type="float" office:value="-0.200000000000003" calcext:value-type="float">
            <text:p>-0.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8.4" calcext:value-type="float">
            <text:p>78.4</text:p>
          </table:table-cell>
          <table:table-cell table:formula="of:=['kulova vada'.C16]-['kulova vada'.$C$14]" office:value-type="float" office:value="-0.299999999999997" calcext:value-type="float">
            <text:p>-0.3</text:p>
          </table:table-cell>
          <table:table-cell table:formula="of:=['kulova vada'.C16]-['kulova vada'.$C$11]" office:value-type="float" office:value="18.4" calcext:value-type="float">
            <text:p>18.4</text:p>
          </table:table-cell>
          <table:table-cell office:value-type="float" office:value="79.1" calcext:value-type="float">
            <text:p>79.1</text:p>
          </table:table-cell>
          <table:table-cell table:formula="of:=['kulova vada'.F16]-['kulova vada'.$F$14]" office:value-type="float" office:value="-0.700000000000003" calcext:value-type="float">
            <text:p>-0.7</text:p>
          </table:table-cell>
          <table:table-cell table:formula="of:=['kulova vada'.F16]-['kulova vada'.$C$11]" office:value-type="float" office:value="19.1" calcext:value-type="float">
            <text:p>19.1</text:p>
          </table:table-cell>
          <table:table-cell/>
          <table:table-cell table:formula="of:=['kulova vada'.B16]/2" office:value-type="float" office:value="12.5" calcext:value-type="float">
            <text:p>12.5</text:p>
          </table:table-cell>
          <table:table-cell table:style-name="ce5" table:formula="of:=['kulova vada'.E16]" office:value-type="float" office:value="18.4" calcext:value-type="float">
            <text:p>18.4</text:p>
          </table:table-cell>
          <table:table-cell table:style-name="ce5" table:formula="of:=['kulova vada'.D16]" office:value-type="float" office:value="-0.299999999999997" calcext:value-type="float">
            <text:p>-0.3</text:p>
          </table:table-cell>
          <table:table-cell table:style-name="ce5" table:formula="of:=['kulova vada'.H16]" office:value-type="float" office:value="19.1" calcext:value-type="float">
            <text:p>19.1</text:p>
          </table:table-cell>
          <table:table-cell table:style-name="ce5" table:formula="of:=['kulova vada'.G16]" office:value-type="float" office:value="-0.700000000000003" calcext:value-type="float">
            <text:p>-0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8.1" calcext:value-type="float">
            <text:p>78.1</text:p>
          </table:table-cell>
          <table:table-cell table:formula="of:=['kulova vada'.C17]-['kulova vada'.$C$14]" office:value-type="float" office:value="-0.600000000000009" calcext:value-type="float">
            <text:p>-0.6</text:p>
          </table:table-cell>
          <table:table-cell table:formula="of:=['kulova vada'.C17]-['kulova vada'.$C$11]" office:value-type="float" office:value="18.1" calcext:value-type="float">
            <text:p>18.1</text:p>
          </table:table-cell>
          <table:table-cell office:value-type="float" office:value="78.4" calcext:value-type="float">
            <text:p>78.4</text:p>
          </table:table-cell>
          <table:table-cell table:formula="of:=['kulova vada'.F17]-['kulova vada'.$F$14]" office:value-type="float" office:value="-1.39999999999999" calcext:value-type="float">
            <text:p>-1.4</text:p>
          </table:table-cell>
          <table:table-cell table:formula="of:=['kulova vada'.F17]-['kulova vada'.$C$11]" office:value-type="float" office:value="18.4" calcext:value-type="float">
            <text:p>18.4</text:p>
          </table:table-cell>
          <table:table-cell/>
          <table:table-cell table:formula="of:=['kulova vada'.B17]/2" office:value-type="float" office:value="17.5" calcext:value-type="float">
            <text:p>17.5</text:p>
          </table:table-cell>
          <table:table-cell table:style-name="ce5" table:formula="of:=['kulova vada'.E17]" office:value-type="float" office:value="18.1" calcext:value-type="float">
            <text:p>18.1</text:p>
          </table:table-cell>
          <table:table-cell table:style-name="ce5" table:formula="of:=['kulova vada'.D17]" office:value-type="float" office:value="-0.600000000000009" calcext:value-type="float">
            <text:p>-0.6</text:p>
          </table:table-cell>
          <table:table-cell table:style-name="ce5" table:formula="of:=['kulova vada'.H17]" office:value-type="float" office:value="18.4" calcext:value-type="float">
            <text:p>18.4</text:p>
          </table:table-cell>
          <table:table-cell table:style-name="ce5" table:formula="of:=['kulova vada'.G17]" office:value-type="float" office:value="-1.39999999999999" calcext:value-type="float">
            <text:p>-1.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7.7" calcext:value-type="float">
            <text:p>77.7</text:p>
          </table:table-cell>
          <table:table-cell table:formula="of:=['kulova vada'.C18]-['kulova vada'.$C$14]" office:value-type="float" office:value="-1" calcext:value-type="float">
            <text:p>-1</text:p>
          </table:table-cell>
          <table:table-cell table:formula="of:=['kulova vada'.C18]-['kulova vada'.$C$11]" office:value-type="float" office:value="17.7" calcext:value-type="float">
            <text:p>17.7</text:p>
          </table:table-cell>
          <table:table-cell office:value-type="float" office:value="77.3" calcext:value-type="float">
            <text:p>77.3</text:p>
          </table:table-cell>
          <table:table-cell table:formula="of:=['kulova vada'.F18]-['kulova vada'.$F$14]" office:value-type="float" office:value="-2.5" calcext:value-type="float">
            <text:p>-2.5</text:p>
          </table:table-cell>
          <table:table-cell table:formula="of:=['kulova vada'.F18]-['kulova vada'.$C$11]" office:value-type="float" office:value="17.3" calcext:value-type="float">
            <text:p>17.3</text:p>
          </table:table-cell>
          <table:table-cell/>
          <table:table-cell table:formula="of:=['kulova vada'.B18]/2" office:value-type="float" office:value="22.5" calcext:value-type="float">
            <text:p>22.5</text:p>
          </table:table-cell>
          <table:table-cell table:style-name="ce5" table:formula="of:=['kulova vada'.E18]" office:value-type="float" office:value="17.7" calcext:value-type="float">
            <text:p>17.7</text:p>
          </table:table-cell>
          <table:table-cell table:style-name="ce5" table:formula="of:=['kulova vada'.D18]" office:value-type="float" office:value="-1" calcext:value-type="float">
            <text:p>-1.0</text:p>
          </table:table-cell>
          <table:table-cell table:style-name="ce5" table:formula="of:=['kulova vada'.H18]" office:value-type="float" office:value="17.3" calcext:value-type="float">
            <text:p>17.3</text:p>
          </table:table-cell>
          <table:table-cell table:style-name="ce5" table:formula="of:=['kulova vada'.G18]" office:value-type="float" office:value="-2.5" calcext:value-type="float">
            <text:p>-2.5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a=30cm</text:p>
          </table:table-cell>
          <table:covered-table-cell table:number-columns-repeated="4"/>
          <table:table-cell office:value-type="string" calcext:value-type="string" table:number-columns-spanned="5" table:number-rows-spanned="1">
            <text:p>a=60cm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</text:p>
          </table:table-cell>
          <table:covered-table-cell table:style-name="ce10"/>
          <table:table-cell table:style-name="ce10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7"/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'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'</text:p>
          </table:table-cell>
          <table:table-cell table:style-name="ce18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5" office:value-type="float" office:value="22.4" calcext:value-type="float">
            <text:p>22.4</text:p>
          </table:table-cell>
          <table:table-cell table:style-name="ce5" office:value-type="float" office:value="0" calcext:value-type="float">
            <text:p>0.0</text:p>
          </table:table-cell>
          <table:table-cell table:style-name="ce5" office:value-type="float" office:value="23" calcext:value-type="float">
            <text:p>23.0</text:p>
          </table:table-cell>
          <table:table-cell table:style-name="ce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7.5" calcext:value-type="float">
            <text:p>7.5</text:p>
          </table:table-cell>
          <table:table-cell table:style-name="ce5" office:value-type="float" office:value="22.2" calcext:value-type="float">
            <text:p>22.2</text:p>
          </table:table-cell>
          <table:table-cell table:style-name="ce5" office:value-type="float" office:value="-0.199999999999996" calcext:value-type="float">
            <text:p>-0.2</text:p>
          </table:table-cell>
          <table:table-cell table:style-name="ce5" office:value-type="float" office:value="22.9" calcext:value-type="float">
            <text:p>22.9</text:p>
          </table:table-cell>
          <table:table-cell table:style-name="ce5" office:value-type="float" office:value="-0.100000000000001" calcext:value-type="float">
            <text:p>-0.1</text:p>
          </table:table-cell>
          <table:table-cell office:value-type="float" office:value="7.5" calcext:value-type="float">
            <text:p>7.5</text:p>
          </table:table-cell>
          <table:table-cell office:value-type="float" office:value="18.6" calcext:value-type="float">
            <text:p>18.6</text:p>
          </table:table-cell>
          <table:table-cell office:value-type="float" office:value="-0.100000000000009" calcext:value-type="float">
            <text:p>-0.1</text:p>
          </table:table-cell>
          <table:table-cell office:value-type="float" office:value="19.6" calcext:value-type="float">
            <text:p>19.6</text:p>
          </table:table-cell>
          <table:table-cell table:style-name="ce18" office:value-type="float" office:value="-0.200000000000003" calcext:value-type="float">
            <text:p>-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2.5" calcext:value-type="float">
            <text:p>12.5</text:p>
          </table:table-cell>
          <table:table-cell table:style-name="ce5" office:value-type="float" office:value="21.7" calcext:value-type="float">
            <text:p>21.7</text:p>
          </table:table-cell>
          <table:table-cell table:style-name="ce5" office:value-type="float" office:value="-0.699999999999996" calcext:value-type="float">
            <text:p>-0.7</text:p>
          </table:table-cell>
          <table:table-cell table:style-name="ce5" office:value-type="float" office:value="22.3" calcext:value-type="float">
            <text:p>22.3</text:p>
          </table:table-cell>
          <table:table-cell table:style-name="ce5" office:value-type="float" office:value="-0.700000000000003" calcext:value-type="float">
            <text:p>-0.7</text:p>
          </table:table-cell>
          <table:table-cell office:value-type="float" office:value="12.5" calcext:value-type="float">
            <text:p>12.5</text:p>
          </table:table-cell>
          <table:table-cell office:value-type="float" office:value="18.4" calcext:value-type="float">
            <text:p>18.4</text:p>
          </table:table-cell>
          <table:table-cell office:value-type="float" office:value="-0.299999999999997" calcext:value-type="float">
            <text:p>-0.3</text:p>
          </table:table-cell>
          <table:table-cell office:value-type="float" office:value="19.1" calcext:value-type="float">
            <text:p>19.1</text:p>
          </table:table-cell>
          <table:table-cell table:style-name="ce18" office:value-type="float" office:value="-0.700000000000003" calcext:value-type="float">
            <text:p>-0.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float" office:value="17.5" calcext:value-type="float">
            <text:p>17.5</text:p>
          </table:table-cell>
          <table:table-cell table:style-name="ce5" office:value-type="float" office:value="21.3" calcext:value-type="float">
            <text:p>21.3</text:p>
          </table:table-cell>
          <table:table-cell table:style-name="ce5" office:value-type="float" office:value="-1.1" calcext:value-type="float">
            <text:p>-1.1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office:value-type="float" office:value="-1.8" calcext:value-type="float">
            <text:p>-1.8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-0.600000000000009" calcext:value-type="float">
            <text:p>-0.6</text:p>
          </table:table-cell>
          <table:table-cell office:value-type="float" office:value="18.4" calcext:value-type="float">
            <text:p>18.4</text:p>
          </table:table-cell>
          <table:table-cell table:style-name="ce18" office:value-type="float" office:value="-1.39999999999999" calcext:value-type="float">
            <text:p>-1.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float" office:value="22.5" calcext:value-type="float">
            <text:p>22.5</text:p>
          </table:table-cell>
          <table:table-cell table:style-name="ce11" office:value-type="float" office:value="20.4" calcext:value-type="float">
            <text:p>20.4</text:p>
          </table:table-cell>
          <table:table-cell table:style-name="ce11" office:value-type="float" office:value="-2" calcext:value-type="float">
            <text:p>-2.0</text:p>
          </table:table-cell>
          <table:table-cell table:style-name="ce11" office:value-type="float" office:value="20" calcext:value-type="float">
            <text:p>20.0</text:p>
          </table:table-cell>
          <table:table-cell table:style-name="ce11" office:value-type="float" office:value="-3" calcext:value-type="float">
            <text:p>-3.0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7.7" calcext:value-type="float">
            <text:p>17.7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7.3" calcext:value-type="float">
            <text:p>17.3</text:p>
          </table:table-cell>
          <table:table-cell table:style-name="ce19" office:value-type="float" office:value="-2.5" calcext:value-type="float">
            <text:p>-2.5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1/mm</text:p>
          </table:table-cell>
          <table:table-cell office:value-type="string" calcext:value-type="string">
            <text:p>chyba</text:p>
          </table:table-cell>
          <table:table-cell table:number-columns-repeated="2"/>
          <table:table-cell office:value-type="string" calcext:value-type="string">
            <text:p>1/mm</text:p>
          </table:table-cell>
          <table:table-cell office:value-type="string" calcext:value-type="string">
            <text:p>chyb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KV30</text:p>
          </table:table-cell>
          <table:table-cell table:number-columns-repeated="3"/>
          <table:table-cell office:value-type="string" calcext:value-type="string">
            <text:p>KV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KP30</text:p>
          </table:table-cell>
          <table:table-cell table:number-columns-repeated="3"/>
          <table:table-cell office:value-type="string" calcext:value-type="string">
            <text:p>KP60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V30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V60</text:p>
          </table:table-cell>
          <table:table-cell office:value-type="string" calcext:value-type="string">
            <text:p>P60</text:p>
          </table:table-cell>
          <table:table-cell table:number-columns-repeated="7"/>
          <table:table-cell office:value-type="string" calcext:value-type="string">
            <text:p>1/m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k nicemu</text:p>
          </table:table-cell>
          <table:table-cell office:value-type="string" calcext:value-type="string">
            <text:p>s mm</text:p>
          </table:table-cell>
          <table:table-cell office:value-type="string" calcext:value-type="string">
            <text:p>v mm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V3 <text:s text:c="12"/>= -0.0389243 <text:s text:c="6"/>+/- 0.001265 </text:p>
          </table:table-cell>
          <table:table-cell table:number-columns-repeated="2"/>
          <table:table-cell office:value-type="float" office:value="-0.0389243" calcext:value-type="float">
            <text:p>-0.0389243</text:p>
          </table:table-cell>
          <table:table-cell office:value-type="float" office:value="0.001265" calcext:value-type="float">
            <text:p>0.001265</text:p>
          </table:table-cell>
          <table:table-cell table:formula="of:=[.Q39]*1000" office:value-type="float" office:value="-38.9243" calcext:value-type="float">
            <text:p>-38.9243</text:p>
          </table:table-cell>
          <table:table-cell table:formula="of:=[.R39]*1000" office:value-type="float" office:value="1.265" calcext:value-type="float">
            <text:p>1.265</text:p>
          </table:table-cell>
        </table:table-row>
        <table:table-row table:style-name="ro1">
          <table:table-cell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P3 <text:s text:c="12"/>= -0.0578568 <text:s text:c="6"/>+/- 0.002945 </text:p>
          </table:table-cell>
          <table:table-cell table:number-columns-repeated="2"/>
          <table:table-cell office:value-type="float" office:value="-0.0578568" calcext:value-type="float">
            <text:p>-0.0578568</text:p>
          </table:table-cell>
          <table:table-cell office:value-type="float" office:value="0.002945" calcext:value-type="float">
            <text:p>0.002945</text:p>
          </table:table-cell>
          <table:table-cell table:formula="of:=[.Q40]*1000" office:value-type="float" office:value="-57.8568" calcext:value-type="float">
            <text:p>-57.8568</text:p>
          </table:table-cell>
          <table:table-cell table:formula="of:=[.R40]*1000" office:value-type="float" office:value="2.945" calcext:value-type="float">
            <text:p>2.945</text:p>
          </table:table-cell>
        </table:table-row>
        <table:table-row table:style-name="ro1">
          <table:table-cell table:number-columns-repeated="6"/>
          <table:table-cell table:style-name="ce14" office:value-type="float" office:value="7.5" calcext:value-type="float">
            <text:p>7.5</text:p>
          </table:table-cell>
          <table:table-cell table:style-name="ce5" office:value-type="float" office:value="-0.199999999999996" calcext:value-type="float">
            <text:p>-0.2</text:p>
          </table:table-cell>
          <table:table-cell table:style-name="ce5" office:value-type="float" office:value="-0.100000000000001" calcext:value-type="float">
            <text:p>-0.1</text:p>
          </table:table-cell>
          <table:table-cell office:value-type="float" office:value="-0.100000000000009" calcext:value-type="float">
            <text:p>-0.1</text:p>
          </table:table-cell>
          <table:table-cell table:style-name="ce14" office:value-type="float" office:value="-0.200000000000003" calcext:value-type="float">
            <text:p>-0.2</text:p>
          </table:table-cell>
          <table:table-cell table:number-columns-repeated="2"/>
          <table:table-cell office:value-type="string" calcext:value-type="string">
            <text:p>KV6 <text:s text:c="12"/>= -0.0196607 <text:s text:c="6"/>+/- 0.0001296 </text:p>
          </table:table-cell>
          <table:table-cell table:number-columns-repeated="2"/>
          <table:table-cell office:value-type="float" office:value="-0.0196607" calcext:value-type="float">
            <text:p>-0.0196607</text:p>
          </table:table-cell>
          <table:table-cell office:value-type="float" office:value="0.0001296" calcext:value-type="float">
            <text:p>0.0001296</text:p>
          </table:table-cell>
          <table:table-cell table:formula="of:=[.Q41]*1000" office:value-type="float" office:value="-19.6607" calcext:value-type="float">
            <text:p>-19.6607</text:p>
          </table:table-cell>
          <table:table-cell table:formula="of:=[.R41]*1000" office:value-type="float" office:value="0.1296" calcext:value-type="float">
            <text:p>0.1296</text:p>
          </table:table-cell>
        </table:table-row>
        <table:table-row table:style-name="ro1">
          <table:table-cell table:number-columns-repeated="6"/>
          <table:table-cell table:style-name="ce14" office:value-type="float" office:value="12.5" calcext:value-type="float">
            <text:p>12.5</text:p>
          </table:table-cell>
          <table:table-cell table:style-name="ce5" office:value-type="float" office:value="-0.699999999999996" calcext:value-type="float">
            <text:p>-0.7</text:p>
          </table:table-cell>
          <table:table-cell table:style-name="ce5" office:value-type="float" office:value="-0.700000000000003" calcext:value-type="float">
            <text:p>-0.7</text:p>
          </table:table-cell>
          <table:table-cell office:value-type="float" office:value="-0.299999999999997" calcext:value-type="float">
            <text:p>-0.3</text:p>
          </table:table-cell>
          <table:table-cell table:style-name="ce14" office:value-type="float" office:value="-0.700000000000003" calcext:value-type="float">
            <text:p>-0.7</text:p>
          </table:table-cell>
          <table:table-cell table:number-columns-repeated="2"/>
          <table:table-cell office:value-type="string" calcext:value-type="string">
            <text:p>KP6 <text:s text:c="12"/>= -0.0480596 <text:s text:c="6"/>+/- 0.001232 <text:s/></text:p>
          </table:table-cell>
          <table:table-cell table:number-columns-repeated="2"/>
          <table:table-cell office:value-type="float" office:value="-0.0480596" calcext:value-type="float">
            <text:p>-0.0480596</text:p>
          </table:table-cell>
          <table:table-cell office:value-type="float" office:value="0.001232" calcext:value-type="float">
            <text:p>0.001232</text:p>
          </table:table-cell>
          <table:table-cell table:formula="of:=[.Q42]*1000" office:value-type="float" office:value="-48.0596" calcext:value-type="float">
            <text:p>-48.0596</text:p>
          </table:table-cell>
          <table:table-cell table:formula="of:=[.R42]*1000" office:value-type="float" office:value="1.232" calcext:value-type="float">
            <text:p>1.232</text:p>
          </table:table-cell>
        </table:table-row>
        <table:table-row table:style-name="ro1">
          <table:table-cell table:number-columns-repeated="6"/>
          <table:table-cell table:style-name="ce14" office:value-type="float" office:value="17.5" calcext:value-type="float">
            <text:p>17.5</text:p>
          </table:table-cell>
          <table:table-cell table:style-name="ce5" office:value-type="float" office:value="-1.1" calcext:value-type="float">
            <text:p>-1.1</text:p>
          </table:table-cell>
          <table:table-cell table:style-name="ce5" office:value-type="float" office:value="-1.8" calcext:value-type="float">
            <text:p>-1.8</text:p>
          </table:table-cell>
          <table:table-cell office:value-type="float" office:value="-0.600000000000009" calcext:value-type="float">
            <text:p>-0.6</text:p>
          </table:table-cell>
          <table:table-cell table:style-name="ce14" office:value-type="float" office:value="-1.39999999999999" calcext:value-type="float">
            <text:p>-1.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22.5" calcext:value-type="float">
            <text:p>22.5</text:p>
          </table:table-cell>
          <table:table-cell table:style-name="ce16" office:value-type="float" office:value="-2" calcext:value-type="float">
            <text:p>-2.0</text:p>
          </table:table-cell>
          <table:table-cell table:style-name="ce16" office:value-type="float" office:value="-3" calcext:value-type="float">
            <text:p>-3.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2.5" calcext:value-type="float">
            <text:p>-2.5</text:p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13" office:value-type="string" calcext:value-type="string">
            <text:p>fit</text:p>
          </table:table-cell>
          <table:table-cell/>
          <table:table-cell office:value-type="string" calcext:value-type="string">
            <text:p>V30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V60</text:p>
          </table:table-cell>
          <table:table-cell office:value-type="string" calcext:value-type="string">
            <text:p>P6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mm</text:p>
          </table:table-cell>
          <table:table-cell office:value-type="string" calcext:value-type="string">
            <text:p>v mm</text:p>
          </table:table-cell>
          <table:table-cell table:number-columns-repeated="3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0" calcext:value-type="float">
            <text:p>0</text:p>
          </table:table-cell>
          <table:table-cell table:formula="of:=['kulova vada'.H40]*10" office:value-type="float" office:value="0" calcext:value-type="float">
            <text:p>0</text:p>
          </table:table-cell>
          <table:table-cell table:formula="of:=['kulova vada'.I40]*10" office:value-type="float" office:value="0" calcext:value-type="float">
            <text:p>0</text:p>
          </table:table-cell>
          <table:table-cell table:formula="of:=['kulova vada'.J40]*10" office:value-type="float" office:value="0" calcext:value-type="float">
            <text:p>0</text:p>
          </table:table-cell>
          <table:table-cell table:formula="of:=['kulova vada'.K40]*1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7.5" calcext:value-type="float">
            <text:p>7.5</text:p>
          </table:table-cell>
          <table:table-cell table:formula="of:=['kulova vada'.H41]*10" office:value-type="float" office:value="-1.99999999999996" calcext:value-type="float">
            <text:p>-2</text:p>
          </table:table-cell>
          <table:table-cell table:formula="of:=['kulova vada'.I41]*10" office:value-type="float" office:value="-1.00000000000001" calcext:value-type="float">
            <text:p>-1</text:p>
          </table:table-cell>
          <table:table-cell table:formula="of:=['kulova vada'.J41]*10" office:value-type="float" office:value="-1.00000000000009" calcext:value-type="float">
            <text:p>-1</text:p>
          </table:table-cell>
          <table:table-cell table:formula="of:=['kulova vada'.K41]*10" office:value-type="float" office:value="-2.00000000000003" calcext:value-type="float">
            <text:p>-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12.5" calcext:value-type="float">
            <text:p>12.5</text:p>
          </table:table-cell>
          <table:table-cell table:formula="of:=['kulova vada'.H42]*10" office:value-type="float" office:value="-6.99999999999996" calcext:value-type="float">
            <text:p>-7</text:p>
          </table:table-cell>
          <table:table-cell table:formula="of:=['kulova vada'.I42]*10" office:value-type="float" office:value="-7.00000000000003" calcext:value-type="float">
            <text:p>-7</text:p>
          </table:table-cell>
          <table:table-cell table:formula="of:=['kulova vada'.J42]*10" office:value-type="float" office:value="-2.99999999999997" calcext:value-type="float">
            <text:p>-3</text:p>
          </table:table-cell>
          <table:table-cell table:formula="of:=['kulova vada'.K42]*10" office:value-type="float" office:value="-7.00000000000003" calcext:value-type="float">
            <text:p>-7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17.5" calcext:value-type="float">
            <text:p>17.5</text:p>
          </table:table-cell>
          <table:table-cell table:formula="of:=['kulova vada'.H43]*10" office:value-type="float" office:value="-11" calcext:value-type="float">
            <text:p>-11</text:p>
          </table:table-cell>
          <table:table-cell table:formula="of:=['kulova vada'.I43]*10" office:value-type="float" office:value="-18" calcext:value-type="float">
            <text:p>-18</text:p>
          </table:table-cell>
          <table:table-cell table:formula="of:=['kulova vada'.J43]*10" office:value-type="float" office:value="-6.00000000000009" calcext:value-type="float">
            <text:p>-6</text:p>
          </table:table-cell>
          <table:table-cell table:formula="of:=['kulova vada'.K43]*10" office:value-type="float" office:value="-13.9999999999999" calcext:value-type="float">
            <text:p>-1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4" office:value-type="float" office:value="22.5" calcext:value-type="float">
            <text:p>22.5</text:p>
          </table:table-cell>
          <table:table-cell table:formula="of:=['kulova vada'.H44]*10" office:value-type="float" office:value="-20" calcext:value-type="float">
            <text:p>-20</text:p>
          </table:table-cell>
          <table:table-cell table:formula="of:=['kulova vada'.I44]*10" office:value-type="float" office:value="-30" calcext:value-type="float">
            <text:p>-30</text:p>
          </table:table-cell>
          <table:table-cell table:formula="of:=['kulova vada'.J44]*10" office:value-type="float" office:value="-10" calcext:value-type="float">
            <text:p>-10</text:p>
          </table:table-cell>
          <table:table-cell table:formula="of:=['kulova vada'.K44]*10" office:value-type="float" office:value="-25" calcext:value-type="float">
            <text:p>-25</text:p>
          </table:table-cell>
          <table:table-cell table:number-columns-repeated="9"/>
        </table:table-row>
      </table:table>
      <table:table table:name="gon a foko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goniomet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lusta cocka</text:p>
          </table:table-cell>
          <table:table-cell office:value-type="string" calcext:value-type="string">
            <text:p>v mm</text:p>
          </table:table-cell>
          <table:table-cell table:number-columns-repeated="4"/>
          <table:table-cell office:value-type="string" calcext:value-type="string">
            <text:p>stred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student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chyba celk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3.7" calcext:value-type="float">
            <text:p>13.7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.3" calcext:value-type="float">
            <text:p>13.3</text:p>
          </table:table-cell>
          <table:table-cell/>
          <table:table-cell table:formula="of:=AVERAGE(['gon a foko'.C3:.F3])" office:value-type="float" office:value="13.375" calcext:value-type="float">
            <text:p>13.375</text:p>
          </table:table-cell>
          <table:table-cell table:formula="of:=STDEV(['gon a foko'.C3:.F3])" office:value-type="float" office:value="0.221735578260834" calcext:value-type="float">
            <text:p>0.2217355783</text:p>
          </table:table-cell>
          <table:table-cell table:formula="of:=['gon a foko'.I3]/SQRT(4)" office:value-type="float" office:value="0.110867789130417" calcext:value-type="float">
            <text:p>0.1108677891</text:p>
          </table:table-cell>
          <table:table-cell table:formula="of:=['gon a foko'.J3]*['gon a foko'.J16]" office:value-type="float" office:value="0.133041346956501" calcext:value-type="float">
            <text:p>0.133041347</text:p>
          </table:table-cell>
          <table:table-cell table:number-columns-repeated="2"/>
          <table:table-cell table:formula="of:=['gon a foko'.H4]-['gon a foko'.H3]" office:value-type="float" office:value="12.8916666666667" calcext:value-type="float">
            <text:p>12.8916666667</text:p>
          </table:table-cell>
          <table:table-cell table:formula="of:=SQRT(['gon a foko'.K3]^2+['gon a foko'.K4]^2)" office:value-type="float" office:value="0.207045888633413" calcext:value-type="float">
            <text:p>0.2070458886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AVERAGE(['gon a foko'.C4:.E4])" office:value-type="float" office:value="26.2666666666667" calcext:value-type="float">
            <text:p>26.2666666667</text:p>
          </table:table-cell>
          <table:table-cell table:formula="of:=STDEV(['gon a foko'.C4:.E4])" office:value-type="float" office:value="0.208166599946613" calcext:value-type="float">
            <text:p>0.2081665999</text:p>
          </table:table-cell>
          <table:table-cell table:formula="of:=['gon a foko'.I4]/SQRT(3)" office:value-type="float" office:value="0.120185042515466" calcext:value-type="float">
            <text:p>0.1201850425</text:p>
          </table:table-cell>
          <table:table-cell table:formula="of:=['gon a foko'.J4]*['gon a foko'.J15]" office:value-type="float" office:value="0.158644256120415" calcext:value-type="float">
            <text:p>0.1586442561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enka cock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2.1" calcext:value-type="float">
            <text:p>12.1</text:p>
          </table:table-cell>
          <table:table-cell table:number-columns-repeated="2"/>
          <table:table-cell table:formula="of:=AVERAGE(['gon a foko'.C8:.E8])" office:value-type="float" office:value="12.1666666666667" calcext:value-type="float">
            <text:p>12.1666666667</text:p>
          </table:table-cell>
          <table:table-cell table:formula="of:=STDEV(['gon a foko'.C8:.E8])" office:value-type="float" office:value="0.115470053837926" calcext:value-type="float">
            <text:p>0.1154700538</text:p>
          </table:table-cell>
          <table:table-cell table:formula="of:=['gon a foko'.I8]/SQRT(3)" office:value-type="float" office:value="0.066666666666667" calcext:value-type="float">
            <text:p>0.0666666667</text:p>
          </table:table-cell>
          <table:table-cell table:formula="of:=['gon a foko'.J8]*['gon a foko'.J15]" office:value-type="float" office:value="0.0880000000000005" calcext:value-type="float">
            <text:p>0.088</text:p>
          </table:table-cell>
          <table:table-cell table:number-columns-repeated="2"/>
          <table:table-cell table:formula="of:=['gon a foko'.H9]-['gon a foko'.H8]" office:value-type="float" office:value="3.88333333333333" calcext:value-type="float">
            <text:p>3.8833333333</text:p>
          </table:table-cell>
          <table:table-cell table:formula="of:=SQRT(['gon a foko'.K8]^2+['gon a foko'.K9]^2)" office:value-type="float" office:value="0.181504820872615" calcext:value-type="float">
            <text:p>0.1815048209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/>
          <table:table-cell table:formula="of:=AVERAGE(['gon a foko'.C9:.F9])" office:value-type="float" office:value="16.05" calcext:value-type="float">
            <text:p>16.05</text:p>
          </table:table-cell>
          <table:table-cell table:formula="of:=STDEV(['gon a foko'.C9:.F9])" office:value-type="float" office:value="0.264575131106459" calcext:value-type="float">
            <text:p>0.2645751311</text:p>
          </table:table-cell>
          <table:table-cell table:formula="of:=['gon a foko'.I9]/SQRT(4)" office:value-type="float" office:value="0.13228756555323" calcext:value-type="float">
            <text:p>0.1322875656</text:p>
          </table:table-cell>
          <table:table-cell table:formula="of:=['gon a foko'.J9]*['gon a foko'.J16]" office:value-type="float" office:value="0.158745078663876" calcext:value-type="float">
            <text:p>0.1587450787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fokometr</text:p>
          </table:table-cell>
          <table:table-cell office:value-type="string" calcext:value-type="string">
            <text:p>tenk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D</text:p>
          </table:table-cell>
          <table:table-cell table:formula="of:=1/[.D15]*100" office:value-type="float" office:value="9.75609756097561" calcext:value-type="float">
            <text:p>9.756097561</text:p>
          </table:table-cell>
          <table:table-cell table:number-columns-repeated="2"/>
          <table:table-cell office:value-type="string" calcext:value-type="string">
            <text:p>k3</text:p>
          </table:table-cell>
          <table:table-cell office:value-type="float" office:value="1.32" calcext:value-type="float">
            <text:p>1.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D</text:p>
          </table:table-cell>
          <table:table-cell table:formula="of:=1/[.D16]*100" office:value-type="float" office:value="10.2564102564103" calcext:value-type="float">
            <text:p>10.2564102564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formula="of:=[.D24]/([.D24]-[.N3])" office:value-type="float" office:value="1.51344175240624" calcext:value-type="float">
            <text:p>1.5134417524</text:p>
          </table:table-cell>
          <table:table-cell table:formula="of:=([.O3]/[.N3]+[.O3]/([.D24]-[.N3]))*[.D25]" office:value-type="float" office:value="0.0367865420042479" calcext:value-type="float">
            <text:p>0.036786542</text:p>
          </table:table-cell>
          <table:table-cell table:number-columns-repeated="10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kv pr</text:p>
          </table:table-cell>
          <table:table-cell office:value-type="string" calcext:value-type="string">
            <text:p>stred pres I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QRT(([Sheet4.B8]^2+[Sheet4.C8]^2)/2)" office:value-type="float" office:value="3.53553390593274" calcext:value-type="float">
            <text:p>3.5355339059</text:p>
          </table:table-cell>
          <table:table-cell table:formula="of:=2/3*([Sheet4.C8]^3-[Sheet4.B8]^3)/([Sheet4.C8]^2-[Sheet4.B8]^2)" office:value-type="float" office:value="3.33333333333333" calcext:value-type="float">
            <text:p>3.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QRT(([Sheet4.B9]^2+[Sheet4.C9]^2)/2)" office:value-type="float" office:value="7.90569415042095" calcext:value-type="float">
            <text:p>7.9056941504</text:p>
          </table:table-cell>
          <table:table-cell table:formula="of:=2/3*([Sheet4.C9]^3-[Sheet4.B9]^3)/([Sheet4.C9]^2-[Sheet4.B9]^2)" office:value-type="float" office:value="7.77777777777778" calcext:value-type="float">
            <text:p>7.77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QRT(([Sheet4.B10]^2+[Sheet4.C10]^2)/2)" office:value-type="float" office:value="12.747548783982" calcext:value-type="float">
            <text:p>12.747548784</text:p>
          </table:table-cell>
          <table:table-cell table:formula="of:=2/3*([Sheet4.C10]^3-[Sheet4.B10]^3)/([Sheet4.C10]^2-[Sheet4.B10]^2)" office:value-type="float" office:value="12.6666666666667" calcext:value-type="float">
            <text:p>12.666666666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QRT(([Sheet4.B11]^2+[Sheet4.C11]^2)/2)" office:value-type="float" office:value="17.6776695296637" calcext:value-type="float">
            <text:p>17.6776695297</text:p>
          </table:table-cell>
          <table:table-cell table:formula="of:=2/3*([Sheet4.C11]^3-[Sheet4.B11]^3)/([Sheet4.C11]^2-[Sheet4.B11]^2)" office:value-type="float" office:value="17.6190476190476" calcext:value-type="float">
            <text:p>17.619047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2:32:46.849335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03T05:22:00.032974472</dc:date>
    <dc:creator>Vladislav Wohlrath</dc:creator>
    <meta:editing-duration>PT8H38M24S</meta:editing-duration>
    <meta:editing-cycles>36</meta:editing-cycles>
    <meta:document-statistic meta:table-count="4" meta:cell-count="746" meta:object-count="0"/>
  </office:meta>
</office:document-meta>
</file>